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0555956001516145" calcext:value-type="float">
            <text:p>-0.055595600151615</text:p>
          </table:table-cell>
          <table:table-cell office:value-type="float" office:value="-0.921563617317189" calcext:value-type="float">
            <text:p>-0.921563617317189</text:p>
          </table:table-cell>
          <table:table-cell office:value-type="float" office:value="-0.188490420935789" calcext:value-type="float">
            <text:p>-0.188490420935789</text:p>
          </table:table-cell>
          <table:table-cell office:value-type="float" office:value="-0.118876566964318" calcext:value-type="float">
            <text:p>-0.118876566964318</text:p>
          </table:table-cell>
          <table:table-cell office:value-type="float" office:value="-0.163910629620906" calcext:value-type="float">
            <text:p>-0.163910629620906</text:p>
          </table:table-cell>
          <table:table-cell office:value-type="float" office:value="-2.02241156625875" calcext:value-type="float">
            <text:p>-2.02241156625875</text:p>
          </table:table-cell>
          <table:table-cell office:value-type="float" office:value="-0.188490420935789" calcext:value-type="float">
            <text:p>-0.188490420935789</text:p>
          </table:table-cell>
          <table:table-cell office:value-type="float" office:value="-1.67242104366339" calcext:value-type="float">
            <text:p>-1.67242104366339</text:p>
          </table:table-cell>
          <table:table-cell office:value-type="float" office:value="-1.42890473520256" calcext:value-type="float">
            <text:p>-1.42890473520256</text:p>
          </table:table-cell>
          <table:table-cell office:value-type="float" office:value="-0.0555956001516145" calcext:value-type="float">
            <text:p>-0.055595600151615</text:p>
          </table:table-cell>
          <table:table-cell office:value-type="float" office:value="-0.681626020120192" calcext:value-type="float">
            <text:p>-0.681626020120192</text:p>
          </table:table-cell>
          <table:table-cell office:value-type="float" office:value="0.763783416972588" calcext:value-type="float">
            <text:p>0.76378341697258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0.146418425032915" calcext:value-type="float">
            <text:p>-0.146418425032915</text:p>
          </table:table-cell>
          <table:table-cell office:value-type="float" office:value="-2.48252172808532" calcext:value-type="float">
            <text:p>-2.48252172808532</text:p>
          </table:table-cell>
          <table:table-cell office:value-type="float" office:value="-1.26739683040306" calcext:value-type="float">
            <text:p>-1.26739683040306</text:p>
          </table:table-cell>
          <table:table-cell office:value-type="float" office:value="-0.368949921807543" calcext:value-type="float">
            <text:p>-0.368949921807543</text:p>
          </table:table-cell>
          <table:table-cell table:number-columns-repeated="2" office:value-type="float" office:value="-0.419542178270987" calcext:value-type="float">
            <text:p>-0.419542178270987</text:p>
          </table:table-cell>
          <table:table-cell office:value-type="float" office:value="-0.578010612168578" calcext:value-type="float">
            <text:p>-0.578010612168578</text:p>
          </table:table-cell>
          <table:table-cell office:value-type="float" office:value="-0.333752046389429" calcext:value-type="float">
            <text:p>-0.333752046389429</text:p>
          </table:table-cell>
          <table:table-cell office:value-type="float" office:value="-3.45941126459432" calcext:value-type="float">
            <text:p>-3.45941126459432</text:p>
          </table:table-cell>
          <table:table-cell office:value-type="float" office:value="-0.723848013875755" calcext:value-type="float">
            <text:p>-0.723848013875755</text:p>
          </table:table-cell>
          <table:table-cell office:value-type="float" office:value="-1.01993931988989" calcext:value-type="float">
            <text:p>-1.01993931988989</text:p>
          </table:table-cell>
          <table:table-cell office:value-type="float" office:value="1.09610468444129" calcext:value-type="float">
            <text:p>1.0961046844412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0.195573484412243" calcext:value-type="float">
            <text:p>-0.195573484412243</text:p>
          </table:table-cell>
          <table:table-cell office:value-type="float" office:value="-1.20626656655428" calcext:value-type="float">
            <text:p>-1.20626656655428</text:p>
          </table:table-cell>
          <table:table-cell office:value-type="float" office:value="-1.89468851923763" calcext:value-type="float">
            <text:p>-1.89468851923763</text:p>
          </table:table-cell>
          <table:table-cell office:value-type="float" office:value="-2.29596826032144" calcext:value-type="float">
            <text:p>-2.29596826032144</text:p>
          </table:table-cell>
          <table:table-cell office:value-type="float" office:value="-2.39507305733233" calcext:value-type="float">
            <text:p>-2.39507305733233</text:p>
          </table:table-cell>
          <table:table-cell office:value-type="float" office:value="-4.13380306529241" calcext:value-type="float">
            <text:p>-4.13380306529241</text:p>
          </table:table-cell>
          <table:table-cell office:value-type="float" office:value="-2.77330226811991" calcext:value-type="float">
            <text:p>-2.77330226811991</text:p>
          </table:table-cell>
          <table:table-cell office:value-type="float" office:value="-3.37218760061645" calcext:value-type="float">
            <text:p>-3.37218760061645</text:p>
          </table:table-cell>
          <table:table-cell office:value-type="float" office:value="-2.50695589199482" calcext:value-type="float">
            <text:p>-2.50695589199482</text:p>
          </table:table-cell>
          <table:table-cell office:value-type="float" office:value="-6.75203284822842" calcext:value-type="float">
            <text:p>-6.75203284822842</text:p>
          </table:table-cell>
          <table:table-cell office:value-type="float" office:value="-2.75258515621099" calcext:value-type="float">
            <text:p>-2.75258515621099</text:p>
          </table:table-cell>
          <table:table-cell office:value-type="float" office:value="1.77481533554116" calcext:value-type="float">
            <text:p>1.77481533554116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4.0090890742932" calcext:value-type="float">
            <text:p>-4.0090890742932</text:p>
          </table:table-cell>
          <table:table-cell office:value-type="float" office:value="-1.34247019023306" calcext:value-type="float">
            <text:p>-1.34247019023306</text:p>
          </table:table-cell>
          <table:table-cell office:value-type="float" office:value="-0.695148320857597" calcext:value-type="float">
            <text:p>-0.695148320857597</text:p>
          </table:table-cell>
          <table:table-cell office:value-type="float" office:value="-5.12787645167937" calcext:value-type="float">
            <text:p>-5.12787645167937</text:p>
          </table:table-cell>
          <table:table-cell office:value-type="float" office:value="-10.0303364940623" calcext:value-type="float">
            <text:p>-10.0303364940623</text:p>
          </table:table-cell>
          <table:table-cell office:value-type="float" office:value="-0.840301161536644" calcext:value-type="float">
            <text:p>-0.840301161536644</text:p>
          </table:table-cell>
          <table:table-cell office:value-type="float" office:value="-0.936117816872328" calcext:value-type="float">
            <text:p>-0.936117816872328</text:p>
          </table:table-cell>
          <table:table-cell office:value-type="float" office:value="-3.80421163098245" calcext:value-type="float">
            <text:p>-3.80421163098245</text:p>
          </table:table-cell>
          <table:table-cell office:value-type="float" office:value="-9.57844442708461" calcext:value-type="float">
            <text:p>-9.57844442708461</text:p>
          </table:table-cell>
          <table:table-cell office:value-type="float" office:value="-6.96689613708375" calcext:value-type="float">
            <text:p>-6.96689613708375</text:p>
          </table:table-cell>
          <table:table-cell office:value-type="float" office:value="-4.33308917046853" calcext:value-type="float">
            <text:p>-4.33308917046853</text:p>
          </table:table-cell>
          <table:table-cell office:value-type="float" office:value="3.55657591685021" calcext:value-type="float">
            <text:p>3.55657591685021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11.6327436374867" calcext:value-type="float">
            <text:p>-11.6327436374867</text:p>
          </table:table-cell>
          <table:table-cell office:value-type="float" office:value="-4.71510239247988" calcext:value-type="float">
            <text:p>-4.71510239247988</text:p>
          </table:table-cell>
          <table:table-cell office:value-type="float" office:value="-1.76994971038796" calcext:value-type="float">
            <text:p>-1.76994971038796</text:p>
          </table:table-cell>
          <table:table-cell office:value-type="float" office:value="-4.76100286816975" calcext:value-type="float">
            <text:p>-4.76100286816975</text:p>
          </table:table-cell>
          <table:table-cell office:value-type="float" office:value="-3.96630759089678" calcext:value-type="float">
            <text:p>-3.96630759089678</text:p>
          </table:table-cell>
          <table:table-cell office:value-type="float" office:value="-4.61816828315774" calcext:value-type="float">
            <text:p>-4.61816828315774</text:p>
          </table:table-cell>
          <table:table-cell office:value-type="float" office:value="-10.649325485441" calcext:value-type="float">
            <text:p>-10.649325485441</text:p>
          </table:table-cell>
          <table:table-cell office:value-type="float" office:value="-3.44310720311704" calcext:value-type="float">
            <text:p>-3.44310720311704</text:p>
          </table:table-cell>
          <table:table-cell office:value-type="float" office:value="-10.6558538682434" calcext:value-type="float">
            <text:p>-10.6558538682434</text:p>
          </table:table-cell>
          <table:table-cell office:value-type="float" office:value="-4.82591353196372" calcext:value-type="float">
            <text:p>-4.82591353196372</text:p>
          </table:table-cell>
          <table:table-cell office:value-type="float" office:value="-6.1037474571344" calcext:value-type="float">
            <text:p>-6.1037474571344</text:p>
          </table:table-cell>
          <table:table-cell office:value-type="float" office:value="3.49530340399595" calcext:value-type="float">
            <text:p>3.4953034039959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9.13684587215904" calcext:value-type="float">
            <text:p>-9.13684587215904</text:p>
          </table:table-cell>
          <table:table-cell office:value-type="float" office:value="-2.05798561370757" calcext:value-type="float">
            <text:p>-2.05798561370757</text:p>
          </table:table-cell>
          <table:table-cell office:value-type="float" office:value="-8.08584512054657" calcext:value-type="float">
            <text:p>-8.08584512054657</text:p>
          </table:table-cell>
          <table:table-cell office:value-type="float" office:value="-6.01224976564909" calcext:value-type="float">
            <text:p>-6.01224976564909</text:p>
          </table:table-cell>
          <table:table-cell office:value-type="float" office:value="-9.914038072927" calcext:value-type="float">
            <text:p>-9.914038072927</text:p>
          </table:table-cell>
          <table:table-cell office:value-type="float" office:value="-4.98032379831547" calcext:value-type="float">
            <text:p>-4.98032379831547</text:p>
          </table:table-cell>
          <table:table-cell office:value-type="float" office:value="-3.88436265615947" calcext:value-type="float">
            <text:p>-3.88436265615947</text:p>
          </table:table-cell>
          <table:table-cell office:value-type="float" office:value="-2.42565942666326" calcext:value-type="float">
            <text:p>-2.42565942666326</text:p>
          </table:table-cell>
          <table:table-cell office:value-type="float" office:value="-8.40306943357195" calcext:value-type="float">
            <text:p>-8.40306943357195</text:p>
          </table:table-cell>
          <table:table-cell office:value-type="float" office:value="-5.42873431608276" calcext:value-type="float">
            <text:p>-5.42873431608276</text:p>
          </table:table-cell>
          <table:table-cell office:value-type="float" office:value="-6.03291140757822" calcext:value-type="float">
            <text:p>-6.03291140757822</text:p>
          </table:table-cell>
          <table:table-cell office:value-type="float" office:value="2.7775228860992" calcext:value-type="float">
            <text:p>2.7775228860992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4.17425074511771" calcext:value-type="float">
            <text:p>-4.17425074511771</text:p>
          </table:table-cell>
          <table:table-cell office:value-type="float" office:value="-3.76188524704732" calcext:value-type="float">
            <text:p>-3.76188524704732</text:p>
          </table:table-cell>
          <table:table-cell office:value-type="float" office:value="-3.88509847534802" calcext:value-type="float">
            <text:p>-3.88509847534802</text:p>
          </table:table-cell>
          <table:table-cell office:value-type="float" office:value="-9.8369538202482" calcext:value-type="float">
            <text:p>-9.8369538202482</text:p>
          </table:table-cell>
          <table:table-cell office:value-type="float" office:value="-4.79828967411467" calcext:value-type="float">
            <text:p>-4.79828967411467</text:p>
          </table:table-cell>
          <table:table-cell office:value-type="float" office:value="-10.639578342757" calcext:value-type="float">
            <text:p>-10.639578342757</text:p>
          </table:table-cell>
          <table:table-cell office:value-type="float" office:value="-5.51353906132945" calcext:value-type="float">
            <text:p>-5.51353906132945</text:p>
          </table:table-cell>
          <table:table-cell office:value-type="float" office:value="-3.59474220334597" calcext:value-type="float">
            <text:p>-3.59474220334597</text:p>
          </table:table-cell>
          <table:table-cell office:value-type="float" office:value="-5.07140435866982" calcext:value-type="float">
            <text:p>-5.07140435866982</text:p>
          </table:table-cell>
          <table:table-cell office:value-type="float" office:value="-9.04816961224915" calcext:value-type="float">
            <text:p>-9.04816961224915</text:p>
          </table:table-cell>
          <table:table-cell office:value-type="float" office:value="-6.03239115402273" calcext:value-type="float">
            <text:p>-6.03239115402273</text:p>
          </table:table-cell>
          <table:table-cell office:value-type="float" office:value="2.72177191605975" calcext:value-type="float">
            <text:p>2.7217719160597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12.650015733753" calcext:value-type="float">
            <text:p>-12.650015733753</text:p>
          </table:table-cell>
          <table:table-cell office:value-type="float" office:value="-7.93882795487526" calcext:value-type="float">
            <text:p>-7.93882795487526</text:p>
          </table:table-cell>
          <table:table-cell office:value-type="float" office:value="-11.3912486939781" calcext:value-type="float">
            <text:p>-11.3912486939781</text:p>
          </table:table-cell>
          <table:table-cell office:value-type="float" office:value="-7.48187378524467" calcext:value-type="float">
            <text:p>-7.48187378524467</text:p>
          </table:table-cell>
          <table:table-cell office:value-type="float" office:value="-7.08374194983734" calcext:value-type="float">
            <text:p>-7.08374194983734</text:p>
          </table:table-cell>
          <table:table-cell office:value-type="float" office:value="-7.46775345282662" calcext:value-type="float">
            <text:p>-7.46775345282662</text:p>
          </table:table-cell>
          <table:table-cell office:value-type="float" office:value="-9.25956845313033" calcext:value-type="float">
            <text:p>-9.25956845313033</text:p>
          </table:table-cell>
          <table:table-cell office:value-type="float" office:value="-5.20542164232802" calcext:value-type="float">
            <text:p>-5.20542164232802</text:p>
          </table:table-cell>
          <table:table-cell office:value-type="float" office:value="-11.4256089184355" calcext:value-type="float">
            <text:p>-11.4256089184355</text:p>
          </table:table-cell>
          <table:table-cell office:value-type="float" office:value="-13.8391669089349" calcext:value-type="float">
            <text:p>-13.8391669089349</text:p>
          </table:table-cell>
          <table:table-cell office:value-type="float" office:value="-9.37432274933438" calcext:value-type="float">
            <text:p>-9.37432274933438</text:p>
          </table:table-cell>
          <table:table-cell office:value-type="float" office:value="2.80589544764276" calcext:value-type="float">
            <text:p>2.80589544764276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6.99120483493008" calcext:value-type="float">
            <text:p>-6.99120483493008</text:p>
          </table:table-cell>
          <table:table-cell office:value-type="float" office:value="-4.07112526648877" calcext:value-type="float">
            <text:p>-4.07112526648877</text:p>
          </table:table-cell>
          <table:table-cell office:value-type="float" office:value="-6.28886791081324" calcext:value-type="float">
            <text:p>-6.28886791081324</text:p>
          </table:table-cell>
          <table:table-cell office:value-type="float" office:value="-6.61990919214933" calcext:value-type="float">
            <text:p>-6.61990919214933</text:p>
          </table:table-cell>
          <table:table-cell office:value-type="float" office:value="-3.8375451832603" calcext:value-type="float">
            <text:p>-3.8375451832603</text:p>
          </table:table-cell>
          <table:table-cell office:value-type="float" office:value="-3.30889312189633" calcext:value-type="float">
            <text:p>-3.30889312189633</text:p>
          </table:table-cell>
          <table:table-cell office:value-type="float" office:value="-3.80605815975462" calcext:value-type="float">
            <text:p>-3.80605815975462</text:p>
          </table:table-cell>
          <table:table-cell office:value-type="float" office:value="-12.9159607094589" calcext:value-type="float">
            <text:p>-12.9159607094589</text:p>
          </table:table-cell>
          <table:table-cell office:value-type="float" office:value="-6.43803586969905" calcext:value-type="float">
            <text:p>-6.43803586969905</text:p>
          </table:table-cell>
          <table:table-cell office:value-type="float" office:value="-7.87761434975568" calcext:value-type="float">
            <text:p>-7.87761434975568</text:p>
          </table:table-cell>
          <table:table-cell office:value-type="float" office:value="-6.21552145982063" calcext:value-type="float">
            <text:p>-6.21552145982063</text:p>
          </table:table-cell>
          <table:table-cell office:value-type="float" office:value="2.8477233266998" calcext:value-type="float">
            <text:p>2.847723326699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7.95856962409081" calcext:value-type="float">
            <text:p>-7.95856962409081</text:p>
          </table:table-cell>
          <table:table-cell office:value-type="float" office:value="-8.75017353583305" calcext:value-type="float">
            <text:p>-8.75017353583305</text:p>
          </table:table-cell>
          <table:table-cell office:value-type="float" office:value="-5.15882076507169" calcext:value-type="float">
            <text:p>-5.15882076507169</text:p>
          </table:table-cell>
          <table:table-cell office:value-type="float" office:value="-4.59270103393149" calcext:value-type="float">
            <text:p>-4.59270103393149</text:p>
          </table:table-cell>
          <table:table-cell office:value-type="float" office:value="-16.7890729639723" calcext:value-type="float">
            <text:p>-16.7890729639723</text:p>
          </table:table-cell>
          <table:table-cell office:value-type="float" office:value="-7.11102878710494" calcext:value-type="float">
            <text:p>-7.11102878710494</text:p>
          </table:table-cell>
          <table:table-cell office:value-type="float" office:value="-12.5395416469274" calcext:value-type="float">
            <text:p>-12.5395416469274</text:p>
          </table:table-cell>
          <table:table-cell office:value-type="float" office:value="-8.93124710947863" calcext:value-type="float">
            <text:p>-8.93124710947863</text:p>
          </table:table-cell>
          <table:table-cell office:value-type="float" office:value="-6.49453068011852" calcext:value-type="float">
            <text:p>-6.49453068011852</text:p>
          </table:table-cell>
          <table:table-cell office:value-type="float" office:value="-11.145184193407" calcext:value-type="float">
            <text:p>-11.145184193407</text:p>
          </table:table-cell>
          <table:table-cell office:value-type="float" office:value="-8.94708703399357" calcext:value-type="float">
            <text:p>-8.94708703399357</text:p>
          </table:table-cell>
          <table:table-cell office:value-type="float" office:value="3.69606515108418" calcext:value-type="float">
            <text:p>3.69606515108418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5.22653145749424" calcext:value-type="float">
            <text:p>-5.22653145749424</text:p>
          </table:table-cell>
          <table:table-cell office:value-type="float" office:value="-12.8567249420406" calcext:value-type="float">
            <text:p>-12.8567249420406</text:p>
          </table:table-cell>
          <table:table-cell office:value-type="float" office:value="-14.767992783391" calcext:value-type="float">
            <text:p>-14.767992783391</text:p>
          </table:table-cell>
          <table:table-cell office:value-type="float" office:value="-5.27268842424424" calcext:value-type="float">
            <text:p>-5.27268842424424</text:p>
          </table:table-cell>
          <table:table-cell office:value-type="float" office:value="-10.88850509319" calcext:value-type="float">
            <text:p>-10.88850509319</text:p>
          </table:table-cell>
          <table:table-cell office:value-type="float" office:value="-5.06027951000987" calcext:value-type="float">
            <text:p>-5.06027951000987</text:p>
          </table:table-cell>
          <table:table-cell office:value-type="float" office:value="-5.55816533120667" calcext:value-type="float">
            <text:p>-5.55816533120667</text:p>
          </table:table-cell>
          <table:table-cell office:value-type="float" office:value="-9.86063995969598" calcext:value-type="float">
            <text:p>-9.86063995969598</text:p>
          </table:table-cell>
          <table:table-cell office:value-type="float" office:value="-4.76144173540109" calcext:value-type="float">
            <text:p>-4.76144173540109</text:p>
          </table:table-cell>
          <table:table-cell office:value-type="float" office:value="-8.6381338404296" calcext:value-type="float">
            <text:p>-8.6381338404296</text:p>
          </table:table-cell>
          <table:table-cell office:value-type="float" office:value="-8.28911030771033" calcext:value-type="float">
            <text:p>-8.28911030771033</text:p>
          </table:table-cell>
          <table:table-cell office:value-type="float" office:value="3.66656730531195" calcext:value-type="float">
            <text:p>3.66656730531195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1.1364565673099" calcext:value-type="float">
            <text:p>-11.1364565673099</text:p>
          </table:table-cell>
          <table:table-cell office:value-type="float" office:value="-18.8846156418354" calcext:value-type="float">
            <text:p>-18.8846156418354</text:p>
          </table:table-cell>
          <table:table-cell office:value-type="float" office:value="-4.20298001306964" calcext:value-type="float">
            <text:p>-4.20298001306964</text:p>
          </table:table-cell>
          <table:table-cell office:value-type="float" office:value="-11.6147148588973" calcext:value-type="float">
            <text:p>-11.6147148588973</text:p>
          </table:table-cell>
          <table:table-cell office:value-type="float" office:value="-10.3117752396448" calcext:value-type="float">
            <text:p>-10.3117752396448</text:p>
          </table:table-cell>
          <table:table-cell office:value-type="float" office:value="-10.8354180865681" calcext:value-type="float">
            <text:p>-10.8354180865681</text:p>
          </table:table-cell>
          <table:table-cell office:value-type="float" office:value="-16.4955626773673" calcext:value-type="float">
            <text:p>-16.4955626773673</text:p>
          </table:table-cell>
          <table:table-cell office:value-type="float" office:value="-19.5230603938406" calcext:value-type="float">
            <text:p>-19.5230603938406</text:p>
          </table:table-cell>
          <table:table-cell office:value-type="float" office:value="-14.0398931399488" calcext:value-type="float">
            <text:p>-14.0398931399488</text:p>
          </table:table-cell>
          <table:table-cell office:value-type="float" office:value="-12.0351382597949" calcext:value-type="float">
            <text:p>-12.0351382597949</text:p>
          </table:table-cell>
          <table:table-cell office:value-type="float" office:value="-12.9079614878277" calcext:value-type="float">
            <text:p>-12.9079614878277</text:p>
          </table:table-cell>
          <table:table-cell office:value-type="float" office:value="4.54626756005531" calcext:value-type="float">
            <text:p>4.54626756005531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0.0189404364976" calcext:value-type="float">
            <text:p>-10.0189404364976</text:p>
          </table:table-cell>
          <table:table-cell office:value-type="float" office:value="-18.8885067260559" calcext:value-type="float">
            <text:p>-18.8885067260559</text:p>
          </table:table-cell>
          <table:table-cell office:value-type="float" office:value="-18.7158557618367" calcext:value-type="float">
            <text:p>-18.7158557618367</text:p>
          </table:table-cell>
          <table:table-cell office:value-type="float" office:value="-15.2146085952642" calcext:value-type="float">
            <text:p>-15.2146085952642</text:p>
          </table:table-cell>
          <table:table-cell office:value-type="float" office:value="-16.9123338182322" calcext:value-type="float">
            <text:p>-16.9123338182322</text:p>
          </table:table-cell>
          <table:table-cell office:value-type="float" office:value="-21.8531066855101" calcext:value-type="float">
            <text:p>-21.8531066855101</text:p>
          </table:table-cell>
          <table:table-cell office:value-type="float" office:value="-21.8553205377295" calcext:value-type="float">
            <text:p>-21.8553205377295</text:p>
          </table:table-cell>
          <table:table-cell office:value-type="float" office:value="-22.0878094374367" calcext:value-type="float">
            <text:p>-22.0878094374367</text:p>
          </table:table-cell>
          <table:table-cell office:value-type="float" office:value="-10.4700625098823" calcext:value-type="float">
            <text:p>-10.4700625098823</text:p>
          </table:table-cell>
          <table:table-cell office:value-type="float" office:value="-5.03604863843887" calcext:value-type="float">
            <text:p>-5.03604863843887</text:p>
          </table:table-cell>
          <table:table-cell office:value-type="float" office:value="-16.1052593146884" calcext:value-type="float">
            <text:p>-16.1052593146884</text:p>
          </table:table-cell>
          <table:table-cell office:value-type="float" office:value="5.86159167680514" calcext:value-type="float">
            <text:p>5.86159167680514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1.7590230048899" calcext:value-type="float">
            <text:p>-11.7590230048899</text:p>
          </table:table-cell>
          <table:table-cell office:value-type="float" office:value="-20.8339513951913" calcext:value-type="float">
            <text:p>-20.8339513951913</text:p>
          </table:table-cell>
          <table:table-cell office:value-type="float" office:value="-15.6448758358349" calcext:value-type="float">
            <text:p>-15.6448758358349</text:p>
          </table:table-cell>
          <table:table-cell office:value-type="float" office:value="-14.1859629777645" calcext:value-type="float">
            <text:p>-14.1859629777645</text:p>
          </table:table-cell>
          <table:table-cell office:value-type="float" office:value="-13.3844751506884" calcext:value-type="float">
            <text:p>-13.3844751506884</text:p>
          </table:table-cell>
          <table:table-cell office:value-type="float" office:value="-16.4057372199951" calcext:value-type="float">
            <text:p>-16.4057372199951</text:p>
          </table:table-cell>
          <table:table-cell office:value-type="float" office:value="-20.9755882154445" calcext:value-type="float">
            <text:p>-20.9755882154445</text:p>
          </table:table-cell>
          <table:table-cell office:value-type="float" office:value="-15.3482593828587" calcext:value-type="float">
            <text:p>-15.3482593828587</text:p>
          </table:table-cell>
          <table:table-cell office:value-type="float" office:value="-16.0475672123517" calcext:value-type="float">
            <text:p>-16.0475672123517</text:p>
          </table:table-cell>
          <table:table-cell office:value-type="float" office:value="-15.6925197931668" calcext:value-type="float">
            <text:p>-15.6925197931668</text:p>
          </table:table-cell>
          <table:table-cell office:value-type="float" office:value="-16.0277960188186" calcext:value-type="float">
            <text:p>-16.0277960188186</text:p>
          </table:table-cell>
          <table:table-cell office:value-type="float" office:value="2.92585662357694" calcext:value-type="float">
            <text:p>2.92585662357694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15.8175719496984" calcext:value-type="float">
            <text:p>-15.8175719496984</text:p>
          </table:table-cell>
          <table:table-cell office:value-type="float" office:value="-11.2955776441501" calcext:value-type="float">
            <text:p>-11.2955776441501</text:p>
          </table:table-cell>
          <table:table-cell office:value-type="float" office:value="-13.1680864346086" calcext:value-type="float">
            <text:p>-13.1680864346086</text:p>
          </table:table-cell>
          <table:table-cell office:value-type="float" office:value="-17.1471470203049" calcext:value-type="float">
            <text:p>-17.1471470203049</text:p>
          </table:table-cell>
          <table:table-cell office:value-type="float" office:value="-22.3734111038352" calcext:value-type="float">
            <text:p>-22.3734111038352</text:p>
          </table:table-cell>
          <table:table-cell office:value-type="float" office:value="-16.3232783085814" calcext:value-type="float">
            <text:p>-16.3232783085814</text:p>
          </table:table-cell>
          <table:table-cell office:value-type="float" office:value="-18.3358124377246" calcext:value-type="float">
            <text:p>-18.3358124377246</text:p>
          </table:table-cell>
          <table:table-cell office:value-type="float" office:value="-11.8892299667572" calcext:value-type="float">
            <text:p>-11.8892299667572</text:p>
          </table:table-cell>
          <table:table-cell office:value-type="float" office:value="-17.1471470203049" calcext:value-type="float">
            <text:p>-17.1471470203049</text:p>
          </table:table-cell>
          <table:table-cell office:value-type="float" office:value="-15.6205632551615" calcext:value-type="float">
            <text:p>-15.6205632551615</text:p>
          </table:table-cell>
          <table:table-cell office:value-type="float" office:value="-15.9117825141127" calcext:value-type="float">
            <text:p>-15.9117825141127</text:p>
          </table:table-cell>
          <table:table-cell office:value-type="float" office:value="3.26533941878583" calcext:value-type="float">
            <text:p>3.26533941878583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19.3460708504204" calcext:value-type="float">
            <text:p>-19.3460708504204</text:p>
          </table:table-cell>
          <table:table-cell office:value-type="float" office:value="-18.6658054236096" calcext:value-type="float">
            <text:p>-18.6658054236096</text:p>
          </table:table-cell>
          <table:table-cell office:value-type="float" office:value="-21.1845817782506" calcext:value-type="float">
            <text:p>-21.1845817782506</text:p>
          </table:table-cell>
          <table:table-cell office:value-type="float" office:value="-23.0681276247025" calcext:value-type="float">
            <text:p>-23.0681276247025</text:p>
          </table:table-cell>
          <table:table-cell office:value-type="float" office:value="-14.847952932648" calcext:value-type="float">
            <text:p>-14.847952932648</text:p>
          </table:table-cell>
          <table:table-cell office:value-type="float" office:value="-24.3703032492383" calcext:value-type="float">
            <text:p>-24.3703032492383</text:p>
          </table:table-cell>
          <table:table-cell office:value-type="float" office:value="-21.1971572841339" calcext:value-type="float">
            <text:p>-21.1971572841339</text:p>
          </table:table-cell>
          <table:table-cell office:value-type="float" office:value="-20.2281265929936" calcext:value-type="float">
            <text:p>-20.2281265929936</text:p>
          </table:table-cell>
          <table:table-cell office:value-type="float" office:value="-26.0672419466906" calcext:value-type="float">
            <text:p>-26.0672419466906</text:p>
          </table:table-cell>
          <table:table-cell office:value-type="float" office:value="-28.5016520724847" calcext:value-type="float">
            <text:p>-28.5016520724847</text:p>
          </table:table-cell>
          <table:table-cell office:value-type="float" office:value="-21.7477019755172" calcext:value-type="float">
            <text:p>-21.7477019755172</text:p>
          </table:table-cell>
          <table:table-cell office:value-type="float" office:value="3.92566480201567" calcext:value-type="float">
            <text:p>3.92566480201567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0.1374342792144434, -0.02445094007166304, -0.09979763165381961, 0.039300450333468184]</text:p>
          </table:table-cell>
          <table:table-cell office:value-type="string" calcext:value-type="string">
            <text:p>[-0.7605271715997786, -1.0240180179422742, -1.137230256146693, -0.7644790235800114]</text:p>
          </table:table-cell>
          <table:table-cell office:value-type="string" calcext:value-type="string">
            <text:p>[-0.3053700911177071, -0.03065964047563874, -0.16268595046118328, -0.2552460016886249]</text:p>
          </table:table-cell>
          <table:table-cell office:value-type="string" calcext:value-type="string">
            <text:p>[-0.042918803325608934, 0.10023648984084366, -0.1608626103289268, -0.37196134404358094]</text:p>
          </table:table-cell>
          <table:table-cell office:value-type="string" calcext:value-type="string">
            <text:p>[-0.30210914890618223, -0.07836001726830855, -0.17738618461335953, -0.09778716769577311]</text:p>
          </table:table-cell>
          <table:table-cell office:value-type="string" calcext:value-type="string">
            <text:p>[-2.9300605213504305, -1.2943561313457863, -1.6615986979075403, -2.2036309144312316]</text:p>
          </table:table-cell>
          <table:table-cell office:value-type="string" calcext:value-type="string">
            <text:p>[-0.3053700911177071, -0.03065964047563874, -0.16268595046118328, -0.2552460016886249]</text:p>
          </table:table-cell>
          <table:table-cell office:value-type="string" calcext:value-type="string">
            <text:p>[-4.927778584802511, -0.5675245721910027, -0.5812440961549425, -0.6131369215051086]</text:p>
          </table:table-cell>
          <table:table-cell office:value-type="string" calcext:value-type="string">
            <text:p>[-3.8655765938967024, -0.6656068829944406, -0.5172937299836144, -0.6671417339354724]</text:p>
          </table:table-cell>
          <table:table-cell office:value-type="string" calcext:value-type="string">
            <text:p>[-0.1374342792144434, -0.02445094007166304, -0.09979763165381961, 0.039300450333468184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0.3566115739803921, -0.22943944766982138, 0.185470509365826, -0.1850931878472739]</text:p>
          </table:table-cell>
          <table:table-cell office:value-type="string" calcext:value-type="string">
            <text:p>[-7.93888567406551, -0.33317643004813213, -0.7736715802486804, -0.8843532279789512]</text:p>
          </table:table-cell>
          <table:table-cell office:value-type="string" calcext:value-type="string">
            <text:p>[-0.8675032199406241, -1.2189138535189104, -1.662469871317085, -1.3207003768356262]</text:p>
          </table:table-cell>
          <table:table-cell office:value-type="string" calcext:value-type="string">
            <text:p>[-0.33229980798774594, -0.2982716863127344, -0.519468684369806, -0.32575950855988633]</text:p>
          </table:table-cell>
          <table:table-cell table:number-columns-repeated="2" office:value-type="string" calcext:value-type="string">
            <text:p>[-0.26701601969087996, -0.14611259562717915, -0.4232320679778523, -0.8418080297880381]</text:p>
          </table:table-cell>
          <table:table-cell office:value-type="string" calcext:value-type="string">
            <text:p>[-0.4511075558076172, -0.31085435217208524, -0.7906320375854259, -0.7594485031091835]</text:p>
          </table:table-cell>
          <table:table-cell office:value-type="string" calcext:value-type="string">
            <text:p>[-0.3299253959031301, 0.07898068383511703, -0.42468416648442364, -0.6593793070052811]</text:p>
          </table:table-cell>
          <table:table-cell office:value-type="string" calcext:value-type="string">
            <text:p>[-7.33289480122028, -2.200072948836751, -2.2747249351957155, -2.029952373124555]</text:p>
          </table:table-cell>
          <table:table-cell office:value-type="string" calcext:value-type="string">
            <text:p>[-0.7885102744289441, -0.892039434430969, -0.7802914499538405, -0.4345508966892675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0.18330306604363855, -0.1346708550611586, -0.004252812096527947, -0.46006720444764504]</text:p>
          </table:table-cell>
          <table:table-cell office:value-type="string" calcext:value-type="string">
            <text:p>[-0.4372291420129182, -0.4240012471145471, -1.6746420145023366, -2.289193862587302]</text:p>
          </table:table-cell>
          <table:table-cell office:value-type="string" calcext:value-type="string">
            <text:p>[-3.04916176062886, -0.8085962799703195, -1.6687621733198155, -2.0522338630315273]</text:p>
          </table:table-cell>
          <table:table-cell office:value-type="string" calcext:value-type="string">
            <text:p>[-8.061129850103432, -0.1250136620074782, -0.48465109720612354, -0.5130784319687276]</text:p>
          </table:table-cell>
          <table:table-cell office:value-type="string" calcext:value-type="string">
            <text:p>[-3.55358656542768, -1.2556296229815356, -2.1267987003560584, -2.6442773405640496]</text:p>
          </table:table-cell>
          <table:table-cell office:value-type="string" calcext:value-type="string">
            <text:p>[-10.554619366495753, -2.3743353329038763, -2.0260201210970497, -1.5802374406729713]</text:p>
          </table:table-cell>
          <table:table-cell office:value-type="string" calcext:value-type="string">
            <text:p>[-3.7523536349569397, -1.3831645922133484, -2.780309011546156, -3.1773818337632154]</text:p>
          </table:table-cell>
          <table:table-cell office:value-type="string" calcext:value-type="string">
            <text:p>[-4.2133974477081, -3.3911203248528254, -3.3958576093921833, -2.4883750205126898]</text:p>
          </table:table-cell>
          <table:table-cell office:value-type="string" calcext:value-type="string">
            <text:p>[-5.7778821293904326, -1.1049914005701877, -1.3628974753517875, -1.7820525626668804]</text:p>
          </table:table-cell>
          <table:table-cell office:value-type="string" calcext:value-type="string">
            <text:p>[-16.26637935958175, -2.675295865235716, -4.21500501455192, -3.851451153544283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8.362192158793725, -0.8302559905270623, -2.9046093975604537, -3.9392987502915755]</text:p>
          </table:table-cell>
          <table:table-cell office:value-type="string" calcext:value-type="string">
            <text:p>[-1.0011638646037158, -1.4344608699943695, -1.7578003040117585, -1.1764557223223893]</text:p>
          </table:table-cell>
          <table:table-cell office:value-type="string" calcext:value-type="string">
            <text:p>[-0.5948953230934251, -0.05798465180948398, -0.6808255451694389, -1.4468877633580401]</text:p>
          </table:table-cell>
          <table:table-cell office:value-type="string" calcext:value-type="string">
            <text:p>[-15.737983804475576, -1.2857178739135389, -1.5933951250940215, -1.894409003234343]</text:p>
          </table:table-cell>
          <table:table-cell office:value-type="string" calcext:value-type="string">
            <text:p>[-34.902796346228946, -2.1465146079500563, -1.7371653420953148, -1.3348696799747373]</text:p>
          </table:table-cell>
          <table:table-cell office:value-type="string" calcext:value-type="string">
            <text:p>[-0.7545090693063194, -0.5178292232730808, -1.0766688275258174, -1.0121975260413585]</text:p>
          </table:table-cell>
          <table:table-cell office:value-type="string" calcext:value-type="string">
            <text:p>[-0.6459897374420986, -0.5584799503749238, -0.7360436050434904, -1.8039579746288004]</text:p>
          </table:table-cell>
          <table:table-cell office:value-type="string" calcext:value-type="string">
            <text:p>[-12.25588082831397, -0.7530058089427527, -1.1174401696903535, -1.0905197169827074]</text:p>
          </table:table-cell>
          <table:table-cell office:value-type="string" calcext:value-type="string">
            <text:p>[-34.019711366835395, -1.3985758878125143, -1.4933950628598147, -1.4020953908307154]</text:p>
          </table:table-cell>
          <table:table-cell office:value-type="string" calcext:value-type="string">
            <text:p>[-15.841096327192417, -3.6466274480767336, -4.649469422314967, -3.7303913507508613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36.94539858495452, -3.107263570842478, -3.1954697841663604, -3.2828426099833496]</text:p>
          </table:table-cell>
          <table:table-cell office:value-type="string" calcext:value-type="string">
            <text:p>[-9.260319225463887, -1.6275107716389403, -3.5004900851985044, -4.472089487618192]</text:p>
          </table:table-cell>
          <table:table-cell office:value-type="string" calcext:value-type="string">
            <text:p>[-1.727131064401144, -0.5001331070495718, -1.9986474699019041, -2.853887200199212]</text:p>
          </table:table-cell>
          <table:table-cell office:value-type="string" calcext:value-type="string">
            <text:p>[-7.262086286663849, -2.4978986804734538, -4.044711947001534, -5.239314558540165]</text:p>
          </table:table-cell>
          <table:table-cell office:value-type="string" calcext:value-type="string">
            <text:p>[-9.498768040902927, -1.5938803839799398, -2.3090491251430922, -2.4635328135611756]</text:p>
          </table:table-cell>
          <table:table-cell office:value-type="string" calcext:value-type="string">
            <text:p>[-6.864774384327066, -2.423421288875627, -3.925968669240887, -5.258508790187388]</text:p>
          </table:table-cell>
          <table:table-cell office:value-type="string" calcext:value-type="string">
            <text:p>[-35.37011310475289, -2.050653638444544, -2.633877378290106, -2.5426578202764727]</text:p>
          </table:table-cell>
          <table:table-cell office:value-type="string" calcext:value-type="string">
            <text:p>[-8.288985238572222, -0.5258751817409868, -1.7748045214014407, -3.182763870753491]</text:p>
          </table:table-cell>
          <table:table-cell office:value-type="string" calcext:value-type="string">
            <text:p>[-33.592902202395905, -1.1796211702232995, -2.839211086776472, -5.0116810135780065]</text:p>
          </table:table-cell>
          <table:table-cell office:value-type="string" calcext:value-type="string">
            <text:p>[-7.448093062580741, -3.21840648726448, -4.292411296183407, -4.344743281826258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19.57595133874548, -5.396132208720106, -6.301541546861644, -5.273758394308947]</text:p>
          </table:table-cell>
          <table:table-cell office:value-type="string" calcext:value-type="string">
            <text:p>[-3.676309332822303, -0.9689668257795825, -1.2799307789107983, -2.306735517317593]</text:p>
          </table:table-cell>
          <table:table-cell office:value-type="string" calcext:value-type="string">
            <text:p>[-19.087575031942606, -3.1765377751028723, -4.475924055068958, -5.603343620071843]</text:p>
          </table:table-cell>
          <table:table-cell office:value-type="string" calcext:value-type="string">
            <text:p>[-19.582974579062416, -1.5121170767655956, -1.2889801750934682, -1.664927231674862]</text:p>
          </table:table-cell>
          <table:table-cell office:value-type="string" calcext:value-type="string">
            <text:p>[-28.201330916788734, -2.806630806257804, -3.8434131131585225, -4.804777455502962]</text:p>
          </table:table-cell>
          <table:table-cell office:value-type="string" calcext:value-type="string">
            <text:p>[-10.572144602834044, -1.7864447326820132, -3.499351951350538, -4.063353906395295]</text:p>
          </table:table-cell>
          <table:table-cell office:value-type="string" calcext:value-type="string">
            <text:p>[-4.66671102946723, -2.364967453745437, -3.948654980001143, -4.557117161424062]</text:p>
          </table:table-cell>
          <table:table-cell office:value-type="string" calcext:value-type="string">
            <text:p>[-4.502955859782665, -1.2826223708037654, -1.04030512225326, -2.87675435381336]</text:p>
          </table:table-cell>
          <table:table-cell office:value-type="string" calcext:value-type="string">
            <text:p>[-29.702219058907776, -1.4577937375763739, -1.5097694625378466, -0.9424954752658143]</text:p>
          </table:table-cell>
          <table:table-cell office:value-type="string" calcext:value-type="string">
            <text:p>[-13.566534409208518, -2.1458884837252112, -3.21338871340493, -2.789125657992386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9.87620220819101, -1.526036482073101, -2.3808243085414516, -2.91393998166527]</text:p>
          </table:table-cell>
          <table:table-cell office:value-type="string" calcext:value-type="string">
            <text:p>[-10.797840520957113, -0.7479430844038681, -1.4500835146974422, -2.0516738681308544]</text:p>
          </table:table-cell>
          <table:table-cell office:value-type="string" calcext:value-type="string">
            <text:p>[-7.122664615927521, -3.11554402132288, -3.0560332906672816, -2.2461519734743973]</text:p>
          </table:table-cell>
          <table:table-cell office:value-type="string" calcext:value-type="string">
            <text:p>[-34.044507049449145, -1.9937349255980674, -1.6844673222175865, -1.6251059837280035]</text:p>
          </table:table-cell>
          <table:table-cell office:value-type="string" calcext:value-type="string">
            <text:p>[-15.056392801935603, -0.819050067628968, -1.4848448273537818, -1.8328709995403258]</text:p>
          </table:table-cell>
          <table:table-cell office:value-type="string" calcext:value-type="string">
            <text:p>[-34.84371482698598, -1.9095560634374564, -2.686019539347839, -3.1190229412567883]</text:p>
          </table:table-cell>
          <table:table-cell office:value-type="string" calcext:value-type="string">
            <text:p>[-4.8951145119269235, -3.99507979273368, -6.4020340639265205, -6.761927876730667]</text:p>
          </table:table-cell>
          <table:table-cell office:value-type="string" calcext:value-type="string">
            <text:p>[-4.452815054687798, -2.1964270405637976, -2.5428726065395146, -5.186854111592765]</text:p>
          </table:table-cell>
          <table:table-cell office:value-type="string" calcext:value-type="string">
            <text:p>[-10.644657627464294, -3.2809598605349377, -3.5810042898337002, -2.7789956568463614]</text:p>
          </table:table-cell>
          <table:table-cell office:value-type="string" calcext:value-type="string">
            <text:p>[-28.17957765141783, -2.2215155611279735, -2.4644680281543208, -3.3271172082964817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41.545523662068874, -3.042235852645625, -3.2590180732888774, -2.7532853470086716]</text:p>
          </table:table-cell>
          <table:table-cell office:value-type="string" calcext:value-type="string">
            <text:p>[-8.189145037383327, -5.223603504556262, -8.708737122251954, -9.6338261553095]</text:p>
          </table:table-cell>
          <table:table-cell office:value-type="string" calcext:value-type="string">
            <text:p>[-36.78380509254347, -1.733572900008018, -3.4355889687869734, -3.6120278145739926]</text:p>
          </table:table-cell>
          <table:table-cell office:value-type="string" calcext:value-type="string">
            <text:p>[-19.082833235801488, -3.020001103405945, -3.7508472622705735, -4.07381353950067]</text:p>
          </table:table-cell>
          <table:table-cell office:value-type="string" calcext:value-type="string">
            <text:p>[-22.90647787036142, -2.1457394244791095, -1.692939906448876, -1.5898105980599375]</text:p>
          </table:table-cell>
          <table:table-cell office:value-type="string" calcext:value-type="string">
            <text:p>[-12.55479691449879, -2.5458302061722726, -6.131760267078179, -8.638626423557238]</text:p>
          </table:table-cell>
          <table:table-cell office:value-type="string" calcext:value-type="string">
            <text:p>[-28.362789761345454, -1.9682807815969428, -2.392132432177685, -4.315070837401236]</text:p>
          </table:table-cell>
          <table:table-cell office:value-type="string" calcext:value-type="string">
            <text:p>[-11.677289058996255, -2.4305712276083025, -2.805868331022654, -3.9079579516848595]</text:p>
          </table:table-cell>
          <table:table-cell office:value-type="string" calcext:value-type="string">
            <text:p>[-36.82021998960676, -2.4541631606378678, -2.9217359131116005, -3.5063166103856958]</text:p>
          </table:table-cell>
          <table:table-cell office:value-type="string" calcext:value-type="string">
            <text:p>[-36.952892312718745, -5.89186098028156, -7.272163194887327, -5.239751147851979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19.971390137580315, -2.5162772728699156, -2.651726453489167, -2.8254254757809294]</text:p>
          </table:table-cell>
          <table:table-cell office:value-type="string" calcext:value-type="string">
            <text:p>[-6.584161252168519, -3.366778039789753, -2.8020666813000306, -3.531495092696768]</text:p>
          </table:table-cell>
          <table:table-cell office:value-type="string" calcext:value-type="string">
            <text:p>[-5.423465504202518, -3.3571879194280285, -7.058687524422935, -9.316130695199497]</text:p>
          </table:table-cell>
          <table:table-cell office:value-type="string" calcext:value-type="string">
            <text:p>[-12.873457232980456, -1.8756950342018186, -4.622195018928177, -7.108289482486851]</text:p>
          </table:table-cell>
          <table:table-cell office:value-type="string" calcext:value-type="string">
            <text:p>[-8.669790202049077, -1.2768375996448311, -2.729306530583875, -2.6742464007634137]</text:p>
          </table:table-cell>
          <table:table-cell office:value-type="string" calcext:value-type="string">
            <text:p>[-9.022664712590501, -0.9813151106207396, -1.0813224027519164, -2.150270261622178]</text:p>
          </table:table-cell>
          <table:table-cell office:value-type="string" calcext:value-type="string">
            <text:p>[-7.111723616700516, -2.6706062406064213, -2.9788717853280744, -2.463030996383475]</text:p>
          </table:table-cell>
          <table:table-cell office:value-type="string" calcext:value-type="string">
            <text:p>[-39.45163905978617, -4.293470277324296, -3.524506369729985, -4.394227130995265]</text:p>
          </table:table-cell>
          <table:table-cell office:value-type="string" calcext:value-type="string">
            <text:p>[-14.943261056431467, -3.1871667692947803, -4.142536669530328, -3.4791789835396214]</text:p>
          </table:table-cell>
          <table:table-cell office:value-type="string" calcext:value-type="string">
            <text:p>[-19.92976187615907, -3.4412818939530965, -4.27902844122674, -3.8603851876838124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24.51007371762566, -2.728342441856779, -2.4868578264909624, -2.1090045103898447]</text:p>
          </table:table-cell>
          <table:table-cell office:value-type="string" calcext:value-type="string">
            <text:p>[-23.247869366979867, -3.300028869442717, -4.306789137321987, -4.146006769587651]</text:p>
          </table:table-cell>
          <table:table-cell office:value-type="string" calcext:value-type="string">
            <text:p>[-14.7829316020474, -1.4878834979341393, -2.2378709597664415, -2.1265970005387658]</text:p>
          </table:table-cell>
          <table:table-cell office:value-type="string" calcext:value-type="string">
            <text:p>[-11.168377500031923, -2.64246740876124, -2.3775767094168287, -2.1823825175159683]</text:p>
          </table:table-cell>
          <table:table-cell office:value-type="string" calcext:value-type="string">
            <text:p>[-53.39489900977532, -4.96425915526757, -4.354714548234662, -4.44241914261152]</text:p>
          </table:table-cell>
          <table:table-cell office:value-type="string" calcext:value-type="string">
            <text:p>[-20.378554317823337, -2.3386004127847304, -2.398484461219641, -3.3284759565920474]</text:p>
          </table:table-cell>
          <table:table-cell office:value-type="string" calcext:value-type="string">
            <text:p>[-40.3638476342161, -3.125468208667037, -3.2869135202092226, -3.381937224617082]</text:p>
          </table:table-cell>
          <table:table-cell office:value-type="string" calcext:value-type="string">
            <text:p>[-24.581897209933512, -4.245693556230856, -3.430885986594623, -3.4665116851555267]</text:p>
          </table:table-cell>
          <table:table-cell office:value-type="string" calcext:value-type="string">
            <text:p>[-19.304304891135992, -2.238206424721856, -2.1952006941367674, -2.240410710479468]</text:p>
          </table:table-cell>
          <table:table-cell office:value-type="string" calcext:value-type="string">
            <text:p>[-36.50601739650019, -2.219828049967565, -1.991055412231102, -3.8638359149289814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7.666957947718278, -3.1987358048688685, -4.294954075048252, -5.745478002341553]</text:p>
          </table:table-cell>
          <table:table-cell office:value-type="string" calcext:value-type="string">
            <text:p>[-23.003183193894074, -8.02314444835941, -10.298665068526747, -10.101907057382187]</text:p>
          </table:table-cell>
          <table:table-cell office:value-type="string" calcext:value-type="string">
            <text:p>[-44.426657506446276, -5.598877032583038, -4.669820002292546, -4.3766165922422]</text:p>
          </table:table-cell>
          <table:table-cell office:value-type="string" calcext:value-type="string">
            <text:p>[-13.294054313072468, -2.9952039194904856, -2.7599634816394047, -2.0415319827746137]</text:p>
          </table:table-cell>
          <table:table-cell office:value-type="string" calcext:value-type="string">
            <text:p>[-37.443334306092964, -2.332428751661131, -1.4794806282465878, -2.298776686759374]</text:p>
          </table:table-cell>
          <table:table-cell office:value-type="string" calcext:value-type="string">
            <text:p>[-13.637427969949778, -2.9169063521400362, -1.7554526764113065, -1.9313310415383533]</text:p>
          </table:table-cell>
          <table:table-cell office:value-type="string" calcext:value-type="string">
            <text:p>[-10.854995520723932, -2.7879921825633813, -3.5585872101452143, -5.031086411394159]</text:p>
          </table:table-cell>
          <table:table-cell office:value-type="string" calcext:value-type="string">
            <text:p>[-24.750727466043255, -4.248234891628488, -4.8132822619636695, -5.630315219148496]</text:p>
          </table:table-cell>
          <table:table-cell office:value-type="string" calcext:value-type="string">
            <text:p>[-12.30771405500375, -2.1691026046199324, -2.448706068122908, -2.1202442138577915]</text:p>
          </table:table-cell>
          <table:table-cell office:value-type="string" calcext:value-type="string">
            <text:p>[-26.181062323841985, -2.2777087449499023, -3.16478333449699, -2.9289809584295057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35.313407709026755, -3.0956059422911686, -2.8294945293568796, -3.3073180885649034]</text:p>
          </table:table-cell>
          <table:table-cell office:value-type="string" calcext:value-type="string">
            <text:p>[-45.60487915938716, -6.302470053901321, -10.738512658277433, -12.892600695775513]</text:p>
          </table:table-cell>
          <table:table-cell office:value-type="string" calcext:value-type="string">
            <text:p>[-10.711606655828332, -1.8462934551230825, -2.2293366981100737, -2.0246832432170514]</text:p>
          </table:table-cell>
          <table:table-cell office:value-type="string" calcext:value-type="string">
            <text:p>[-37.44382909957675, -2.6710591966849107, -3.2385652964819878, -3.105405842845377]</text:p>
          </table:table-cell>
          <table:table-cell office:value-type="string" calcext:value-type="string">
            <text:p>[-22.6099211145806, -6.592022544457388, -6.862483400631403, -5.182673898909784]</text:p>
          </table:table-cell>
          <table:table-cell office:value-type="string" calcext:value-type="string">
            <text:p>[-22.98585052937041, -4.949101059673411, -7.251357151667759, -8.155363605560817]</text:p>
          </table:table-cell>
          <table:table-cell office:value-type="string" calcext:value-type="string">
            <text:p>[-58.44377544204311, -3.34595920186036, -2.1680944484776976, -2.0244216170881346]</text:p>
          </table:table-cell>
          <table:table-cell office:value-type="string" calcext:value-type="string">
            <text:p>[-59.37339325985545, -4.890169553862345, -6.4549868084830875, -7.373691953161465]</text:p>
          </table:table-cell>
          <table:table-cell office:value-type="string" calcext:value-type="string">
            <text:p>[-42.00443457911347, -4.413066100556584, -4.504249708127195, -5.23782217199773]</text:p>
          </table:table-cell>
          <table:table-cell office:value-type="string" calcext:value-type="string">
            <text:p>[-36.82051602524008, -3.826803988418437, -4.3938476171322405, -3.0993854083886774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28.769201172253588, -3.651157088567336, -4.31961093444877, -3.335792550720762]</text:p>
          </table:table-cell>
          <table:table-cell office:value-type="string" calcext:value-type="string">
            <text:p>[-60.52226543454344, -5.389434108677715, -5.155593880088438, -4.486733480913818]</text:p>
          </table:table-cell>
          <table:table-cell office:value-type="string" calcext:value-type="string">
            <text:p>[-56.03901630864614, -7.099313896434878, -6.202607118361292, -5.522485723904413]</text:p>
          </table:table-cell>
          <table:table-cell office:value-type="string" calcext:value-type="string">
            <text:p>[-43.37908695315389, -5.692787353329409, -6.316629280997632, -5.46993079357585]</text:p>
          </table:table-cell>
          <table:table-cell office:value-type="string" calcext:value-type="string">
            <text:p>[-56.51164496452139, -4.140331401128039, -3.5302006765250526, -3.4671582307542526]</text:p>
          </table:table-cell>
          <table:table-cell office:value-type="string" calcext:value-type="string">
            <text:p>[-66.16769144450923, -7.168293258087721, -7.148378387616017, -6.928063651827454]</text:p>
          </table:table-cell>
          <table:table-cell office:value-type="string" calcext:value-type="string">
            <text:p>[-58.86931605511603, -7.077860361376387, -10.107867857457409, -11.366237876968356]</text:p>
          </table:table-cell>
          <table:table-cell office:value-type="string" calcext:value-type="string">
            <text:p>[-47.70580708052054, -9.756926154792666, -14.552956545277507, -16.33554796915597]</text:p>
          </table:table-cell>
          <table:table-cell office:value-type="string" calcext:value-type="string">
            <text:p>[-34.39287303625886, -1.9152724631699813, -2.46662241913147, -3.1054821209689054]</text:p>
          </table:table-cell>
          <table:table-cell office:value-type="string" calcext:value-type="string">
            <text:p>[-9.12568446084656, -4.026918115487654, -3.118738574114799, -3.8728534033064532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37.63533670393604, -2.7704186855708635, -3.3068309858657052, -3.323505644186908]</text:p>
          </table:table-cell>
          <table:table-cell office:value-type="string" calcext:value-type="string">
            <text:p>[-65.7400836150489, -6.539255422835266, -6.022999115253125, -5.03346742762798]</text:p>
          </table:table-cell>
          <table:table-cell office:value-type="string" calcext:value-type="string">
            <text:p>[-45.73841706693176, -4.890520184740121, -5.9837870528193005, -5.966779038848413]</text:p>
          </table:table-cell>
          <table:table-cell office:value-type="string" calcext:value-type="string">
            <text:p>[-30.31769951037795, -7.99985701396968, -9.287800868388763, -9.138494518321583]</text:p>
          </table:table-cell>
          <table:table-cell office:value-type="string" calcext:value-type="string">
            <text:p>[-43.45641190406189, -4.476364043947645, -3.3674395127299084, -2.2376851420142563]</text:p>
          </table:table-cell>
          <table:table-cell office:value-type="string" calcext:value-type="string">
            <text:p>[-43.4709569680511, -5.362004128450737, -7.877436048922903, -8.912551734555741]</text:p>
          </table:table-cell>
          <table:table-cell office:value-type="string" calcext:value-type="string">
            <text:p>[-61.7261867349155, -7.269407023512486, -7.932874256482014, -6.9738848468679615]</text:p>
          </table:table-cell>
          <table:table-cell office:value-type="string" calcext:value-type="string">
            <text:p>[-52.528228116157784, -4.61363639921053, -2.3539923872816892, -1.8971806287846782]</text:p>
          </table:table-cell>
          <table:table-cell office:value-type="string" calcext:value-type="string">
            <text:p>[-48.4785733997668, -4.15528499016431, -5.239323015886499, -6.317087443589031]</text:p>
          </table:table-cell>
          <table:table-cell office:value-type="string" calcext:value-type="string">
            <text:p>[-49.95982291591079, -4.363093577650234, -4.168641002163964, -4.278521676942093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53.42468591991629, -4.053772591814675, -3.157499572274136, -2.6343297147883415]</text:p>
          </table:table-cell>
          <table:table-cell office:value-type="string" calcext:value-type="string">
            <text:p>[-37.906188581163924, -3.2215379465553973, -2.139273749806314, -1.9153102990749016]</text:p>
          </table:table-cell>
          <table:table-cell office:value-type="string" calcext:value-type="string">
            <text:p>[-41.920097462198626, -4.057362540839327, -3.395360546685944, -3.2995251887105503]</text:p>
          </table:table-cell>
          <table:table-cell office:value-type="string" calcext:value-type="string">
            <text:p>[-52.84326612111292, -5.651619965176513, -5.3192264445135695, -4.774475550416679]</text:p>
          </table:table-cell>
          <table:table-cell office:value-type="string" calcext:value-type="string">
            <text:p>[-77.89391738274686, -6.659653111773012, -2.798239697296201, -2.1418342235245635]</text:p>
          </table:table-cell>
          <table:table-cell office:value-type="string" calcext:value-type="string">
            <text:p>[-51.17700586961418, -3.7422022628735396, -5.280487084915264, -5.093418016922668]</text:p>
          </table:table-cell>
          <table:table-cell office:value-type="string" calcext:value-type="string">
            <text:p>[-62.074086525137574, -4.927835929961799, -3.3784886865441566, -2.9628386092548142]</text:p>
          </table:table-cell>
          <table:table-cell office:value-type="string" calcext:value-type="string">
            <text:p>[-38.73581103864592, -3.0958676483407777, -3.0181887842498645, -2.707052395792209]</text:p>
          </table:table-cell>
          <table:table-cell office:value-type="string" calcext:value-type="string">
            <text:p>[-52.84326612111292, -5.651619965176513, -5.3192264445135695, -4.774475550416679]</text:p>
          </table:table-cell>
          <table:table-cell office:value-type="string" calcext:value-type="string">
            <text:p>[-53.91655927049956, -3.680686238110087, -2.1348873593518336, -2.7501201526843877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65.73124876916987, -5.695570373397474, -3.3686998694756554, -2.5887643896385315]</text:p>
          </table:table-cell>
          <table:table-cell office:value-type="string" calcext:value-type="string">
            <text:p>[-62.80340979767474, -5.458415924273408, -3.5838586201974554, -2.817537352292687]</text:p>
          </table:table-cell>
          <table:table-cell office:value-type="string" calcext:value-type="string">
            <text:p>[-70.27064122667377, -5.96072409699453, -4.914991700601612, -3.591970088732621]</text:p>
          </table:table-cell>
          <table:table-cell office:value-type="string" calcext:value-type="string">
            <text:p>[-79.42893948674839, -5.7727639767015, -4.007402939108307, -3.0634040962518316]</text:p>
          </table:table-cell>
          <table:table-cell office:value-type="string" calcext:value-type="string">
            <text:p>[-46.14374700094361, -6.081199643755686, -4.053717900318388, -3.1131471855741832]</text:p>
          </table:table-cell>
          <table:table-cell office:value-type="string" calcext:value-type="string">
            <text:p>[-84.87034763131702, -7.40575344565455, -3.0224661638803996, -2.1826457561010093]</text:p>
          </table:table-cell>
          <table:table-cell office:value-type="string" calcext:value-type="string">
            <text:p>[-69.20273993357256, -6.890737409121717, -5.479562733735355, -3.215589060105928]</text:p>
          </table:table-cell>
          <table:table-cell office:value-type="string" calcext:value-type="string">
            <text:p>[-67.66219668324274, -6.092784423911923, -4.111422228161987, -3.046103036657577]</text:p>
          </table:table-cell>
          <table:table-cell office:value-type="string" calcext:value-type="string">
            <text:p>[-89.25728380671387, -7.148962960458061, -4.635090876505377, -3.2276301430849585]</text:p>
          </table:table-cell>
          <table:table-cell office:value-type="string" calcext:value-type="string">
            <text:p>[-99.30830082524587, -6.492981699131972, -4.675596806193938, -3.5297289593672065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500071299481709, 0.4851098526916994, 0.5550474287639474, 0.6481506388908346]</text:p>
          </table:table-cell>
          <table:table-cell office:value-type="string" calcext:value-type="string">
            <text:p>[0.2527183909842013, 0.4900524000885998, 0.560773800817433, 0.6530094697828969]</text:p>
          </table:table-cell>
          <table:table-cell office:value-type="string" calcext:value-type="string">
            <text:p>[0.2527753833195304, 0.48491420748403874, 0.5550770664768155, 0.6497225391324016]</text:p>
          </table:table-cell>
          <table:table-cell office:value-type="string" calcext:value-type="string">
            <text:p>[0.2510413350130713, 0.48448519691386954, 0.5552865856810412, 0.6504657384573518]</text:p>
          </table:table-cell>
          <table:table-cell office:value-type="string" calcext:value-type="string">
            <text:p>[0.2588920274289122, 0.48562981010772693, 0.5555704270737165, 0.6488996642978675]</text:p>
          </table:table-cell>
          <table:table-cell office:value-type="string" calcext:value-type="string">
            <text:p>[0.2562586095131429, 0.4915563608006068, 0.5639163097731941, 0.6619018760976646]</text:p>
          </table:table-cell>
          <table:table-cell office:value-type="string" calcext:value-type="string">
            <text:p>[0.2527753833195304, 0.48491420748403874, 0.5550770664768155, 0.6497225391324016]</text:p>
          </table:table-cell>
          <table:table-cell office:value-type="string" calcext:value-type="string">
            <text:p>[0.2578306435103098, 0.48702752893080603, 0.5572319080803598, 0.6521135493555381]</text:p>
          </table:table-cell>
          <table:table-cell office:value-type="string" calcext:value-type="string">
            <text:p>[0.3090442825373448, 0.4877100884148567, 0.5572075525625012, 0.6522949053066411]</text:p>
          </table:table-cell>
          <table:table-cell office:value-type="string" calcext:value-type="string">
            <text:p>[0.2500071299481709, 0.4851098526916994, 0.5550474287639474, 0.6481506388908346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53027521330506, 0.48578948051320536, 0.5537043354550147, 0.6495747893969187]</text:p>
          </table:table-cell>
          <table:table-cell office:value-type="string" calcext:value-type="string">
            <text:p>[0.2928948243074533, 0.48604234911256056, 0.5581386238988726, 0.6539577734388389]</text:p>
          </table:table-cell>
          <table:table-cell office:value-type="string" calcext:value-type="string">
            <text:p>[0.25373171816257417, 0.49054862102767016, 0.5636411509022361, 0.6570852690818182]</text:p>
          </table:table-cell>
          <table:table-cell office:value-type="string" calcext:value-type="string">
            <text:p>[0.2505809958824474, 0.4863523594085592, 0.5571723758735763, 0.6503206321647338]</text:p>
          </table:table-cell>
          <table:table-cell table:number-columns-repeated="2" office:value-type="string" calcext:value-type="string">
            <text:p>[0.2504418633041074, 0.48550443923714004, 0.5570109227207577, 0.6537162591915976]</text:p>
          </table:table-cell>
          <table:table-cell office:value-type="string" calcext:value-type="string">
            <text:p>[0.2522878984408391, 0.48644013469139386, 0.5587588970982825, 0.6529042629600407]</text:p>
          </table:table-cell>
          <table:table-cell office:value-type="string" calcext:value-type="string">
            <text:p>[0.25390245735573963, 0.48446316738561274, 0.5560049140121857, 0.6524585011766937]</text:p>
          </table:table-cell>
          <table:table-cell office:value-type="string" calcext:value-type="string">
            <text:p>[0.2768678193482007, 0.4949379129857752, 0.5670516245656637, 0.6612183900466061]</text:p>
          </table:table-cell>
          <table:table-cell office:value-type="string" calcext:value-type="string">
            <text:p>[0.2531569218015741, 0.48969202556051145, 0.5588937782596543, 0.6509158308148592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6261834282920893, 0.4856853027106562, 0.554406893938162, 0.6508885629764135]</text:p>
          </table:table-cell>
          <table:table-cell office:value-type="string" calcext:value-type="string">
            <text:p>[0.2530083893709184, 0.48651915383039696, 0.5627557717006012, 0.662505040095286]</text:p>
          </table:table-cell>
          <table:table-cell office:value-type="string" calcext:value-type="string">
            <text:p>[0.2611800983373184, 0.4883799293795882, 0.5635194249307666, 0.6614688567941912]</text:p>
          </table:table-cell>
          <table:table-cell office:value-type="string" calcext:value-type="string">
            <text:p>[0.29271683168881496, 0.4851613914454225, 0.5569608588441689, 0.6516495234496636]</text:p>
          </table:table-cell>
          <table:table-cell office:value-type="string" calcext:value-type="string">
            <text:p>[0.25865089239492106, 0.4907250758694477, 0.5658987861612151, 0.665888209301357]</text:p>
          </table:table-cell>
          <table:table-cell office:value-type="string" calcext:value-type="string">
            <text:p>[0.3120985654033883, 0.49651412290839897, 0.5648403671389628, 0.6589507021822617]</text:p>
          </table:table-cell>
          <table:table-cell office:value-type="string" calcext:value-type="string">
            <text:p>[0.25484230828604404, 0.4917945663987329, 0.568489058392807, 0.6685566826012699]</text:p>
          </table:table-cell>
          <table:table-cell office:value-type="string" calcext:value-type="string">
            <text:p>[0.2810124819120723, 0.5008371612327664, 0.5732514688581658, 0.665010682789548]</text:p>
          </table:table-cell>
          <table:table-cell office:value-type="string" calcext:value-type="string">
            <text:p>[0.31165844034610196, 0.48991017248249263, 0.5619545476421439, 0.6595965004053066]</text:p>
          </table:table-cell>
          <table:table-cell office:value-type="string" calcext:value-type="string">
            <text:p>[0.3019880955589441, 0.49800814969865853, 0.577544415453536, 0.6730824980769251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948211196284531, 0.4885866788023672, 0.5694649185577586, 0.6738625018252071]</text:p>
          </table:table-cell>
          <table:table-cell office:value-type="string" calcext:value-type="string">
            <text:p>[0.2689083645879183, 0.49158880092804685, 0.563651739801225, 0.6556838516479555]</text:p>
          </table:table-cell>
          <table:table-cell office:value-type="string" calcext:value-type="string">
            <text:p>[0.2536894876709447, 0.4846619290102433, 0.5581125269816132, 0.6577558671356977]</text:p>
          </table:table-cell>
          <table:table-cell office:value-type="string" calcext:value-type="string">
            <text:p>[0.28174059389238054, 0.49124532963030215, 0.5630333511820992, 0.6603269889765245]</text:p>
          </table:table-cell>
          <table:table-cell office:value-type="string" calcext:value-type="string">
            <text:p>[0.3398245755264838, 0.4952840566864685, 0.5634775143408538, 0.6572167306749467]</text:p>
          </table:table-cell>
          <table:table-cell office:value-type="string" calcext:value-type="string">
            <text:p>[0.25755664701936964, 0.4873201039799519, 0.5595562656349515, 0.6546653912051581]</text:p>
          </table:table-cell>
          <table:table-cell office:value-type="string" calcext:value-type="string">
            <text:p>[0.26178124966646776, 0.4878123188051214, 0.5585189187045312, 0.6590371227713602]</text:p>
          </table:table-cell>
          <table:table-cell office:value-type="string" calcext:value-type="string">
            <text:p>[0.3089689696819969, 0.486955181220661, 0.5606193753277332, 0.6554313943220434]</text:p>
          </table:table-cell>
          <table:table-cell office:value-type="string" calcext:value-type="string">
            <text:p>[0.3380559473962548, 0.4914594552469937, 0.5620023629013752, 0.6571038316749959]</text:p>
          </table:table-cell>
          <table:table-cell office:value-type="string" calcext:value-type="string">
            <text:p>[0.3056095561116751, 0.5024963148740093, 0.5798639494377592, 0.6720070206618604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36933887232594803, 0.49905734592701007, 0.5702087447642769, 0.6692389736694251]</text:p>
          </table:table-cell>
          <table:table-cell office:value-type="string" calcext:value-type="string">
            <text:p>[0.3005364917238123, 0.49297985316547704, 0.5726844505672518, 0.6767894039372523]</text:p>
          </table:table-cell>
          <table:table-cell office:value-type="string" calcext:value-type="string">
            <text:p>[0.25723572401694117, 0.4868775331951218, 0.5646843078818231, 0.6665499886125021]</text:p>
          </table:table-cell>
          <table:table-cell office:value-type="string" calcext:value-type="string">
            <text:p>[0.26458480790476213, 0.4965096172242473, 0.5768488731518148, 0.682692007059109]</text:p>
          </table:table-cell>
          <table:table-cell office:value-type="string" calcext:value-type="string">
            <text:p>[0.26563450918854387, 0.4922497988939833, 0.5664572595654096, 0.6647223626067765]</text:p>
          </table:table-cell>
          <table:table-cell office:value-type="string" calcext:value-type="string">
            <text:p>[0.25889095831870257, 0.4965770903300074, 0.5761766668847583, 0.6820795841951098]</text:p>
          </table:table-cell>
          <table:table-cell office:value-type="string" calcext:value-type="string">
            <text:p>[0.3427785163281858, 0.4946420181549984, 0.5684964728140665, 0.6648373415008955]</text:p>
          </table:table-cell>
          <table:table-cell office:value-type="string" calcext:value-type="string">
            <text:p>[0.29606343003334396, 0.48686752565550917, 0.5633981219589441, 0.6679854773321592]</text:p>
          </table:table-cell>
          <table:table-cell office:value-type="string" calcext:value-type="string">
            <text:p>[0.3509166016514986, 0.4904436566147134, 0.5683935480556902, 0.6790108485325256]</text:p>
          </table:table-cell>
          <table:table-cell office:value-type="string" calcext:value-type="string">
            <text:p>[0.26923711684940005, 0.5000001983074099, 0.5768342669625433, 0.6756258822644438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216540721292498, 0.5086456388797078, 0.5887495371714603, 0.6816800322159428]</text:p>
          </table:table-cell>
          <table:table-cell office:value-type="string" calcext:value-type="string">
            <text:p>[0.2676935916639517, 0.48961272642682613, 0.5614893811963342, 0.6629849879438293]</text:p>
          </table:table-cell>
          <table:table-cell office:value-type="string" calcext:value-type="string">
            <text:p>[0.31728941657936327, 0.4992861723541285, 0.5792396166501947, 0.6849688674621567]</text:p>
          </table:table-cell>
          <table:table-cell office:value-type="string" calcext:value-type="string">
            <text:p>[0.3031145603627899, 0.4913413293423806, 0.5611792293714476, 0.6588238304960119]</text:p>
          </table:table-cell>
          <table:table-cell office:value-type="string" calcext:value-type="string">
            <text:p>[0.32594405408255106, 0.4963364633611634, 0.5744879600561625, 0.680006061039915]</text:p>
          </table:table-cell>
          <table:table-cell office:value-type="string" calcext:value-type="string">
            <text:p>[0.3006387033198127, 0.4927473262258583, 0.5733668218453367, 0.6751115355664126]</text:p>
          </table:table-cell>
          <table:table-cell office:value-type="string" calcext:value-type="string">
            <text:p>[0.3180835010409452, 0.4957144169049895, 0.5760255898647793, 0.6792201711213939]</text:p>
          </table:table-cell>
          <table:table-cell office:value-type="string" calcext:value-type="string">
            <text:p>[0.26223526982590656, 0.49133683049112953, 0.5601631503404663, 0.6661943713525738]</text:p>
          </table:table-cell>
          <table:table-cell office:value-type="string" calcext:value-type="string">
            <text:p>[0.33076675637278685, 0.4916911893772177, 0.5626441029121447, 0.6541631146968032]</text:p>
          </table:table-cell>
          <table:table-cell office:value-type="string" calcext:value-type="string">
            <text:p>[0.29454191638053623, 0.49628986537677783, 0.5726983838503993, 0.6665093686266167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27369436829979454, 0.49117265236108815, 0.567424919752517, 0.6667937227809642]</text:p>
          </table:table-cell>
          <table:table-cell office:value-type="string" calcext:value-type="string">
            <text:p>[0.3077646030307384, 0.4878944258456873, 0.5610723713118508, 0.6613276019137416]</text:p>
          </table:table-cell>
          <table:table-cell office:value-type="string" calcext:value-type="string">
            <text:p>[0.3203017684971726, 0.49932200909704855, 0.5707072223861478, 0.6628967407103069]</text:p>
          </table:table-cell>
          <table:table-cell office:value-type="string" calcext:value-type="string">
            <text:p>[0.3594349446692118, 0.4939317202311501, 0.5632782567744392, 0.6587698553299565]</text:p>
          </table:table-cell>
          <table:table-cell office:value-type="string" calcext:value-type="string">
            <text:p>[0.30045467068966397, 0.48879251504835375, 0.5626817048039932, 0.6599814796629848]</text:p>
          </table:table-cell>
          <table:table-cell office:value-type="string" calcext:value-type="string">
            <text:p>[0.3490270840458005, 0.49379618809206227, 0.5691757268667725, 0.6684583217360436]</text:p>
          </table:table-cell>
          <table:table-cell office:value-type="string" calcext:value-type="string">
            <text:p>[0.26309721211845966, 0.5030217331046754, 0.5893425913315464, 0.6913913772911868]</text:p>
          </table:table-cell>
          <table:table-cell office:value-type="string" calcext:value-type="string">
            <text:p>[0.28011876613426573, 0.4956854821542061, 0.5680808294528298, 0.681668902545195]</text:p>
          </table:table-cell>
          <table:table-cell office:value-type="string" calcext:value-type="string">
            <text:p>[0.28710824425543463, 0.5006276049517463, 0.5731913813945264, 0.6663620852321736]</text:p>
          </table:table-cell>
          <table:table-cell office:value-type="string" calcext:value-type="string">
            <text:p>[0.327780735175598, 0.49473219598618706, 0.567244683367334, 0.66935438744606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8496270819253886, 0.49957727458145956, 0.5720823529489762, 0.6656057901925556]</text:p>
          </table:table-cell>
          <table:table-cell office:value-type="string" calcext:value-type="string">
            <text:p>[0.2716955900731093, 0.5079019503895497, 0.6014743844676524, 0.7103756904920356]</text:p>
          </table:table-cell>
          <table:table-cell office:value-type="string" calcext:value-type="string">
            <text:p>[0.34165164554687677, 0.4930546509248631, 0.571460021120948, 0.6714245915940836]</text:p>
          </table:table-cell>
          <table:table-cell office:value-type="string" calcext:value-type="string">
            <text:p>[0.3169141326058108, 0.4991482235186745, 0.5747614228747314, 0.6747836193008014]</text:p>
          </table:table-cell>
          <table:table-cell office:value-type="string" calcext:value-type="string">
            <text:p>[0.30946674970367644, 0.4946521172768617, 0.5634842299618483, 0.6587001899969035]</text:p>
          </table:table-cell>
          <table:table-cell office:value-type="string" calcext:value-type="string">
            <text:p>[0.31997262584662856, 0.49614840950379197, 0.5857048229227293, 0.7039978554258067]</text:p>
          </table:table-cell>
          <table:table-cell office:value-type="string" calcext:value-type="string">
            <text:p>[0.32698951094034706, 0.494369632760013, 0.5672205594527684, 0.6753839311207662]</text:p>
          </table:table-cell>
          <table:table-cell office:value-type="string" calcext:value-type="string">
            <text:p>[0.31187931172026445, 0.49511388651282484, 0.5698262317314227, 0.6734906074164033]</text:p>
          </table:table-cell>
          <table:table-cell office:value-type="string" calcext:value-type="string">
            <text:p>[0.3591324622038594, 0.49475787195296467, 0.5714924783320142, 0.6713067733197694]</text:p>
          </table:table-cell>
          <table:table-cell office:value-type="string" calcext:value-type="string">
            <text:p>[0.35492259058556874, 0.5119327216020937, 0.5934419572396402, 0.6834437520946796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143222679537944, 0.4969973217161936, 0.56911029104758, 0.666949639471298]</text:p>
          </table:table-cell>
          <table:table-cell office:value-type="string" calcext:value-type="string">
            <text:p>[0.3347127793001061, 0.500516049181848, 0.5701617868077282, 0.6734598096250919]</text:p>
          </table:table-cell>
          <table:table-cell office:value-type="string" calcext:value-type="string">
            <text:p>[0.2679683743151243, 0.49860000731127857, 0.5949486617820317, 0.7100443133521878]</text:p>
          </table:table-cell>
          <table:table-cell office:value-type="string" calcext:value-type="string">
            <text:p>[0.3066904981549704, 0.49374745002613746, 0.5774768826732112, 0.695126629815603]</text:p>
          </table:table-cell>
          <table:table-cell office:value-type="string" calcext:value-type="string">
            <text:p>[0.2963871151754303, 0.49039552965658056, 0.5685610907411331, 0.6662367964093199]</text:p>
          </table:table-cell>
          <table:table-cell office:value-type="string" calcext:value-type="string">
            <text:p>[0.2859841568943153, 0.489661360755514, 0.5607550520240112, 0.6618865969388047]</text:p>
          </table:table-cell>
          <table:table-cell office:value-type="string" calcext:value-type="string">
            <text:p>[0.27650371948920066, 0.4971908862276279, 0.5700319258776061, 0.6635524018644392]</text:p>
          </table:table-cell>
          <table:table-cell office:value-type="string" calcext:value-type="string">
            <text:p>[0.37228885787348326, 0.5062579321103431, 0.573888450969532, 0.6771088233332778]</text:p>
          </table:table-cell>
          <table:table-cell office:value-type="string" calcext:value-type="string">
            <text:p>[0.29165947512521223, 0.4992211592276536, 0.5777798221622191, 0.6705289822730035]</text:p>
          </table:table-cell>
          <table:table-cell office:value-type="string" calcext:value-type="string">
            <text:p>[0.32602141127714473, 0.5001169926153725, 0.5777955648527775, 0.6739832560309754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1627741457696884, 0.4973297430528574, 0.5678172958013279, 0.6615208391029235]</text:p>
          </table:table-cell>
          <table:table-cell office:value-type="string" calcext:value-type="string">
            <text:p>[0.30479336926913403, 0.5003523027577286, 0.5785673625565305, 0.6765327748434962]</text:p>
          </table:table-cell>
          <table:table-cell office:value-type="string" calcext:value-type="string">
            <text:p>[0.31148729821001314, 0.4919337354070002, 0.5665876642119413, 0.6618367464833246]</text:p>
          </table:table-cell>
          <table:table-cell office:value-type="string" calcext:value-type="string">
            <text:p>[0.2742149977851513, 0.4978489211449101, 0.567501122214432, 0.6635876353811878]</text:p>
          </table:table-cell>
          <table:table-cell office:value-type="string" calcext:value-type="string">
            <text:p>[0.441456211193323, 0.5094682550007033, 0.5778065745014564, 0.6768282799203919]</text:p>
          </table:table-cell>
          <table:table-cell office:value-type="string" calcext:value-type="string">
            <text:p>[0.31956561772330727, 0.49596654448719496, 0.5677534307059415, 0.670980146963544]</text:p>
          </table:table-cell>
          <table:table-cell office:value-type="string" calcext:value-type="string">
            <text:p>[0.37400333940721286, 0.49938963127141217, 0.5719338662708626, 0.670604600553651]</text:p>
          </table:table-cell>
          <table:table-cell office:value-type="string" calcext:value-type="string">
            <text:p>[0.32400089505951485, 0.504528244313695, 0.5734456745947135, 0.6705201335879326]</text:p>
          </table:table-cell>
          <table:table-cell office:value-type="string" calcext:value-type="string">
            <text:p>[0.32129927878387243, 0.49557869329146875, 0.5665947385386103, 0.6625694055247473]</text:p>
          </table:table-cell>
          <table:table-cell office:value-type="string" calcext:value-type="string">
            <text:p>[0.36558161874880823, 0.4944745901017278, 0.5645051700164698, 0.6727778819253237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306276670465559, 0.49853514031250795, 0.5770039946829725, 0.6847451513223854]</text:p>
          </table:table-cell>
          <table:table-cell office:value-type="string" calcext:value-type="string">
            <text:p>[0.31950255938167277, 0.5211088042926059, 0.6086896085374024, 0.7130338016898535]</text:p>
          </table:table-cell>
          <table:table-cell office:value-type="string" calcext:value-type="string">
            <text:p>[0.36868134120411156, 0.5133206783723671, 0.5780277213907931, 0.676327323751919]</text:p>
          </table:table-cell>
          <table:table-cell office:value-type="string" calcext:value-type="string">
            <text:p>[0.3314087529418273, 0.49934925075424424, 0.567999544270977, 0.6618305437208202]</text:p>
          </table:table-cell>
          <table:table-cell office:value-type="string" calcext:value-type="string">
            <text:p>[0.38303881323116334, 0.4955289349420248, 0.5611971830036913, 0.6626595125465992]</text:p>
          </table:table-cell>
          <table:table-cell office:value-type="string" calcext:value-type="string">
            <text:p>[0.3151378793053525, 0.49701409948599035, 0.5633742372106519, 0.6605713152362314]</text:p>
          </table:table-cell>
          <table:table-cell office:value-type="string" calcext:value-type="string">
            <text:p>[0.29028045032992006, 0.498117850223228, 0.5731124465164541, 0.6805419906145829]</text:p>
          </table:table-cell>
          <table:table-cell office:value-type="string" calcext:value-type="string">
            <text:p>[0.31906160951290397, 0.5045491352827437, 0.5812982842604275, 0.6844239244506483]</text:p>
          </table:table-cell>
          <table:table-cell office:value-type="string" calcext:value-type="string">
            <text:p>[0.31777211892973656, 0.49480569051922707, 0.5675336355192329, 0.6618890800002433]</text:p>
          </table:table-cell>
          <table:table-cell office:value-type="string" calcext:value-type="string">
            <text:p>[0.3244019556070047, 0.49514642395799635, 0.5718951240143658, 0.6664078284100334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5513852438605215, 0.4986622962283006, 0.5697232320277508, 0.6699040956275956]</text:p>
          </table:table-cell>
          <table:table-cell office:value-type="string" calcext:value-type="string">
            <text:p>[0.3864503967987069, 0.5157849951399208, 0.6136797285717227, 0.7299387621850609]</text:p>
          </table:table-cell>
          <table:table-cell office:value-type="string" calcext:value-type="string">
            <text:p>[0.27269661022575575, 0.49291687239446214, 0.5658909734267691, 0.6613941026516219]</text:p>
          </table:table-cell>
          <table:table-cell office:value-type="string" calcext:value-type="string">
            <text:p>[0.378757080295444, 0.4968941964781507, 0.5736352724098313, 0.6695483409468856]</text:p>
          </table:table-cell>
          <table:table-cell office:value-type="string" calcext:value-type="string">
            <text:p>[0.3284930241803067, 0.514831813101936, 0.5907102423018896, 0.6812657918750502]</text:p>
          </table:table-cell>
          <table:table-cell office:value-type="string" calcext:value-type="string">
            <text:p>[0.31595468897675183, 0.5078620769179455, 0.5943288200620367, 0.7011748771711869]</text:p>
          </table:table-cell>
          <table:table-cell office:value-type="string" calcext:value-type="string">
            <text:p>[0.4606806167254181, 0.5009272871310922, 0.5656061482713879, 0.661728598126018]</text:p>
          </table:table-cell>
          <table:table-cell office:value-type="string" calcext:value-type="string">
            <text:p>[0.46319518684838495, 0.5081282578267533, 0.5891367697777885, 0.6966222104118329]</text:p>
          </table:table-cell>
          <table:table-cell office:value-type="string" calcext:value-type="string">
            <text:p>[0.3711708765444908, 0.5061483436328555, 0.578043720431737, 0.6817717428789769]</text:p>
          </table:table-cell>
          <table:table-cell office:value-type="string" calcext:value-type="string">
            <text:p>[0.355664568266446, 0.5021010424501507, 0.5776916894734311, 0.6680682523547106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282776506037993, 0.5018646974414938, 0.5776483005753804, 0.6702044305515804]</text:p>
          </table:table-cell>
          <table:table-cell office:value-type="string" calcext:value-type="string">
            <text:p>[0.4141641683707257, 0.5099860724735169, 0.5813783227212213, 0.6766224509922592]</text:p>
          </table:table-cell>
          <table:table-cell office:value-type="string" calcext:value-type="string">
            <text:p>[0.4430287323952559, 0.5177119649785147, 0.5888215342045664, 0.6850422030497618]</text:p>
          </table:table-cell>
          <table:table-cell office:value-type="string" calcext:value-type="string">
            <text:p>[0.3691642609531217, 0.5120300479527936, 0.5890094057736766, 0.6840132691837247]</text:p>
          </table:table-cell>
          <table:table-cell office:value-type="string" calcext:value-type="string">
            <text:p>[0.4605408580143381, 0.5049678285921093, 0.5736128950915009, 0.6704629060889382]</text:p>
          </table:table-cell>
          <table:table-cell office:value-type="string" calcext:value-type="string">
            <text:p>[0.4858935947800871, 0.518752688698041, 0.5940563453568369, 0.6930725776754462]</text:p>
          </table:table-cell>
          <table:table-cell office:value-type="string" calcext:value-type="string">
            <text:p>[0.45978183172075, 0.5173641471808362, 0.6092173023871756, 0.7210934978358353]</text:p>
          </table:table-cell>
          <table:table-cell office:value-type="string" calcext:value-type="string">
            <text:p>[0.4055070412932271, 0.5304235367055748, 0.6340284337119879, 0.7534814981150597]</text:p>
          </table:table-cell>
          <table:table-cell office:value-type="string" calcext:value-type="string">
            <text:p>[0.3451297143487492, 0.49395624759524526, 0.5657574353891752, 0.6680729098148992]</text:p>
          </table:table-cell>
          <table:table-cell office:value-type="string" calcext:value-type="string">
            <text:p>[0.3349213791981175, 0.5018308177403725, 0.5695943488464926, 0.6718733307995477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3808900591600173, 0.4974152969579747, 0.5728447935189516, 0.6693700522258337]</text:p>
          </table:table-cell>
          <table:table-cell office:value-type="string" calcext:value-type="string">
            <text:p>[0.4205494944831402, 0.5153347401488507, 0.5869600100749999, 0.6805345102184939]</text:p>
          </table:table-cell>
          <table:table-cell office:value-type="string" calcext:value-type="string">
            <text:p>[0.3750874586945377, 0.5073609232982655, 0.5849803661695532, 0.6868780804828876]</text:p>
          </table:table-cell>
          <table:table-cell office:value-type="string" calcext:value-type="string">
            <text:p>[0.34396101642977267, 0.5236413827588838, 0.6072451426995901, 0.7069555107550934]</text:p>
          </table:table-cell>
          <table:table-cell office:value-type="string" calcext:value-type="string">
            <text:p>[0.36858221973270405, 0.5059132828618034, 0.5719163084682451, 0.6627724243882686]</text:p>
          </table:table-cell>
          <table:table-cell office:value-type="string" calcext:value-type="string">
            <text:p>[0.39517921485020296, 0.5106754274448968, 0.59731337813026, 0.7059651395890718]</text:p>
          </table:table-cell>
          <table:table-cell office:value-type="string" calcext:value-type="string">
            <text:p>[0.4770656843045418, 0.5196531304534663, 0.5963468210400948, 0.6931082806842259]</text:p>
          </table:table-cell>
          <table:table-cell office:value-type="string" calcext:value-type="string">
            <text:p>[0.44400268575482327, 0.5066036624168764, 0.5669602844562412, 0.6606226948095205]</text:p>
          </table:table-cell>
          <table:table-cell office:value-type="string" calcext:value-type="string">
            <text:p>[0.3755345421715242, 0.5041817055937214, 0.5835292013804617, 0.6898817479599556]</text:p>
          </table:table-cell>
          <table:table-cell office:value-type="string" calcext:value-type="string">
            <text:p>[0.42863051126016655, 0.5058151948924996, 0.5762132159259461, 0.6767523556077527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45752905736376676, 0.5042767909989831, 0.5717223234557329, 0.664755733672725]</text:p>
          </table:table-cell>
          <table:table-cell office:value-type="string" calcext:value-type="string">
            <text:p>[0.36039728872707194, 0.5003407096897711, 0.5665238568430214, 0.6605738519251828]</text:p>
          </table:table-cell>
          <table:table-cell office:value-type="string" calcext:value-type="string">
            <text:p>[0.39707685917374913, 0.5040622280443573, 0.5731379294943987, 0.6702623961896]</text:p>
          </table:table-cell>
          <table:table-cell office:value-type="string" calcext:value-type="string">
            <text:p>[0.41724285542202005, 0.5114267900727648, 0.5828666755241616, 0.6802145950376173]</text:p>
          </table:table-cell>
          <table:table-cell office:value-type="string" calcext:value-type="string">
            <text:p>[0.547972689111363, 0.5173900229424522, 0.5700416475406888, 0.6619354921028061]</text:p>
          </table:table-cell>
          <table:table-cell office:value-type="string" calcext:value-type="string">
            <text:p>[0.3828130608275584, 0.503182988266318, 0.5818698178913444, 0.6800229730254174]</text:p>
          </table:table-cell>
          <table:table-cell office:value-type="string" calcext:value-type="string">
            <text:p>[0.4730990609616576, 0.5089403794776471, 0.5726504667476298, 0.6671342416270132]</text:p>
          </table:table-cell>
          <table:table-cell office:value-type="string" calcext:value-type="string">
            <text:p>[0.3801306106804694, 0.49993960936876725, 0.5706225980312272, 0.6656071888246611]</text:p>
          </table:table-cell>
          <table:table-cell office:value-type="string" calcext:value-type="string">
            <text:p>[0.41724285542202005, 0.5114267900727648, 0.5828666755241616, 0.6802145950376173]</text:p>
          </table:table-cell>
          <table:table-cell office:value-type="string" calcext:value-type="string">
            <text:p>[0.40766926152976074, 0.49987955007709617, 0.5652215625985595, 0.6638455522161617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9361179571630204, 0.5127134017874609, 0.5731008998251507, 0.664949121858983]</text:p>
          </table:table-cell>
          <table:table-cell office:value-type="string" calcext:value-type="string">
            <text:p>[0.47359857211175904, 0.5120995157645651, 0.5741876124557671, 0.6663727444792686]</text:p>
          </table:table-cell>
          <table:table-cell office:value-type="string" calcext:value-type="string">
            <text:p>[0.460140625043359, 0.5137059343531132, 0.5815757424732351, 0.6708154453067435]</text:p>
          </table:table-cell>
          <table:table-cell office:value-type="string" calcext:value-type="string">
            <text:p>[0.5009752698999587, 0.5130291652062405, 0.5765418969714218, 0.6679077738015652]</text:p>
          </table:table-cell>
          <table:table-cell office:value-type="string" calcext:value-type="string">
            <text:p>[0.46412337254270775, 0.5151621352012342, 0.5773438841357513, 0.6686782164909342]</text:p>
          </table:table-cell>
          <table:table-cell office:value-type="string" calcext:value-type="string">
            <text:p>[0.5557635900592321, 0.5210092440593614, 0.5711812970007271, 0.6620422642274013]</text:p>
          </table:table-cell>
          <table:table-cell office:value-type="string" calcext:value-type="string">
            <text:p>[0.4082250460858702, 0.5182423243583695, 0.5846956003050119, 0.6686709264163487]</text:p>
          </table:table-cell>
          <table:table-cell office:value-type="string" calcext:value-type="string">
            <text:p>[0.4897665826782366, 0.5147900948753404, 0.5771118813096724, 0.6677956533811372]</text:p>
          </table:table-cell>
          <table:table-cell office:value-type="string" calcext:value-type="string">
            <text:p>[0.5429853393784086, 0.5197433037922932, 0.5789391175147512, 0.6689720492764768]</text:p>
          </table:table-cell>
          <table:table-cell office:value-type="string" calcext:value-type="string">
            <text:p>[0.523401787261475, 0.5165227133853921, 0.580382600976502, 0.6710505196829957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ap05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6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5', 'dh09']</text:p>
          </table:table-cell>
          <table:table-cell office:value-type="string" calcext:value-type="string">
            <text:p>['ap04', 'dh10']</text:p>
          </table:table-cell>
          <table:table-cell office:value-type="string" calcext:value-type="string">
            <text:p>['dh01', 'dh03']</text:p>
          </table:table-cell>
          <table:table-cell office:value-type="string" calcext:value-type="string">
            <text:p>['dh06', 'dh10']</text:p>
          </table:table-cell>
          <table:table-cell table:number-columns-repeated="2" office:value-type="string" calcext:value-type="string">
            <text:p>['dh06', 'dh08']</text:p>
          </table:table-cell>
          <table:table-cell office:value-type="string" calcext:value-type="string">
            <text:p>['ap01', 'dh01']</text:p>
          </table:table-cell>
          <table:table-cell office:value-type="string" calcext:value-type="string">
            <text:p>['dh05', 'dh07']</text:p>
          </table:table-cell>
          <table:table-cell office:value-type="string" calcext:value-type="string">
            <text:p>['ap03', 'ap06']</text:p>
          </table:table-cell>
          <table:table-cell office:value-type="string" calcext:value-type="string">
            <text:p>['dh03', 'dh10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dh01', 'dh02', 'dh09']</text:p>
          </table:table-cell>
          <table:table-cell office:value-type="string" calcext:value-type="string">
            <text:p>['dh04', 'dh06', 'dh10']</text:p>
          </table:table-cell>
          <table:table-cell office:value-type="string" calcext:value-type="string">
            <text:p>['ap06', 'dh02', 'dh07']</text:p>
          </table:table-cell>
          <table:table-cell office:value-type="string" calcext:value-type="string">
            <text:p>['ap01', 'ap04', 'dh06']</text:p>
          </table:table-cell>
          <table:table-cell office:value-type="string" calcext:value-type="string">
            <text:p>['dh01', 'dh05', 'dh11']</text:p>
          </table:table-cell>
          <table:table-cell office:value-type="string" calcext:value-type="string">
            <text:p>['ap05', 'ap07', 'dh03']</text:p>
          </table:table-cell>
          <table:table-cell office:value-type="string" calcext:value-type="string">
            <text:p>['ap06', 'dh03', 'dh04']</text:p>
          </table:table-cell>
          <table:table-cell office:value-type="string" calcext:value-type="string">
            <text:p>['ap03', 'dh01', 'dh02']</text:p>
          </table:table-cell>
          <table:table-cell office:value-type="string" calcext:value-type="string">
            <text:p>['ap07', 'dh01', 'dh08']</text:p>
          </table:table-cell>
          <table:table-cell office:value-type="string" calcext:value-type="string">
            <text:p>['ap03', 'ap04', 'dh04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4', 'dh03', 'dh04', 'dh07']</text:p>
          </table:table-cell>
          <table:table-cell office:value-type="string" calcext:value-type="string">
            <text:p>['dh01', 'dh02', 'dh03', 'dh07']</text:p>
          </table:table-cell>
          <table:table-cell office:value-type="string" calcext:value-type="string">
            <text:p>['dh05', 'dh06', 'dh07', 'dh08']</text:p>
          </table:table-cell>
          <table:table-cell office:value-type="string" calcext:value-type="string">
            <text:p>['ap03', 'ap05', 'ap06', 'dh01']</text:p>
          </table:table-cell>
          <table:table-cell office:value-type="string" calcext:value-type="string">
            <text:p>['ap01', 'ap04', 'ap07', 'dh03']</text:p>
          </table:table-cell>
          <table:table-cell office:value-type="string" calcext:value-type="string">
            <text:p>['dh01', 'dh05', 'dh07', 'dh10']</text:p>
          </table:table-cell>
          <table:table-cell office:value-type="string" calcext:value-type="string">
            <text:p>['ap01', 'dh02', 'dh04', 'dh09']</text:p>
          </table:table-cell>
          <table:table-cell office:value-type="string" calcext:value-type="string">
            <text:p>['ap01', 'ap04', 'ap05', 'dh02']</text:p>
          </table:table-cell>
          <table:table-cell office:value-type="string" calcext:value-type="string">
            <text:p>['ap04', 'ap07', 'dh05', 'dh10']</text:p>
          </table:table-cell>
          <table:table-cell office:value-type="string" calcext:value-type="string">
            <text:p>['ap03', 'ap04', 'dh07', 'dh10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4', 'ap06', 'ap07', 'dh03', 'dh04']</text:p>
          </table:table-cell>
          <table:table-cell office:value-type="string" calcext:value-type="string">
            <text:p>['ap04', 'dh02', 'dh03', 'dh04', 'dh08']</text:p>
          </table:table-cell>
          <table:table-cell office:value-type="string" calcext:value-type="string">
            <text:p>['ap01', 'dh04', 'dh05', 'dh08', 'dh10']</text:p>
          </table:table-cell>
          <table:table-cell office:value-type="string" calcext:value-type="string">
            <text:p>['ap06', 'dh04', 'dh05', 'dh10', 'dh11']</text:p>
          </table:table-cell>
          <table:table-cell office:value-type="string" calcext:value-type="string">
            <text:p>['ap05', 'ap06', 'dh02', 'dh07', 'dh10']</text:p>
          </table:table-cell>
          <table:table-cell office:value-type="string" calcext:value-type="string">
            <text:p>['ap06', 'dh03', 'dh07', 'dh09', 'dh11']</text:p>
          </table:table-cell>
          <table:table-cell office:value-type="string" calcext:value-type="string">
            <text:p>['ap03', 'ap04', 'ap07', 'dh10', 'dh11']</text:p>
          </table:table-cell>
          <table:table-cell office:value-type="string" calcext:value-type="string">
            <text:p>['ap04', 'dh01', 'dh02', 'dh04', 'dh08']</text:p>
          </table:table-cell>
          <table:table-cell office:value-type="string" calcext:value-type="string">
            <text:p>['ap04', 'ap07', 'dh05', 'dh08', 'dh11']</text:p>
          </table:table-cell>
          <table:table-cell office:value-type="string" calcext:value-type="string">
            <text:p>['ap05', 'dh02', 'dh03', 'dh04', 'dh08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3', 'ap06', 'ap07', 'dh01', 'dh06', 'dh10']</text:p>
          </table:table-cell>
          <table:table-cell office:value-type="string" calcext:value-type="string">
            <text:p>['dh01', 'dh02', 'dh04', 'dh05', 'dh09', 'dh11']</text:p>
          </table:table-cell>
          <table:table-cell office:value-type="string" calcext:value-type="string">
            <text:p>['ap06', 'ap07', 'dh02', 'dh07', 'dh09', 'dh11']</text:p>
          </table:table-cell>
          <table:table-cell office:value-type="string" calcext:value-type="string">
            <text:p>['ap01', 'ap03', 'ap04', 'dh02', 'dh04', 'dh09']</text:p>
          </table:table-cell>
          <table:table-cell office:value-type="string" calcext:value-type="string">
            <text:p>['ap04', 'ap06', 'dh02', 'dh04', 'dh05', 'dh11']</text:p>
          </table:table-cell>
          <table:table-cell office:value-type="string" calcext:value-type="string">
            <text:p>['ap04', 'dh01', 'dh02', 'dh05', 'dh06', 'dh11']</text:p>
          </table:table-cell>
          <table:table-cell office:value-type="string" calcext:value-type="string">
            <text:p>['ap01', 'ap07', 'dh02', 'dh07', 'dh09', 'dh10']</text:p>
          </table:table-cell>
          <table:table-cell office:value-type="string" calcext:value-type="string">
            <text:p>['ap05', 'dh02', 'dh06', 'dh09', 'dh10', 'dh11']</text:p>
          </table:table-cell>
          <table:table-cell office:value-type="string" calcext:value-type="string">
            <text:p>['ap03', 'ap04', 'ap06', 'dh03', 'dh04', 'dh09']</text:p>
          </table:table-cell>
          <table:table-cell office:value-type="string" calcext:value-type="string">
            <text:p>['ap03', 'ap05', 'dh02', 'dh03', 'dh06', 'dh07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1', 'ap03', 'ap06', 'dh01', 'dh06', 'dh08', 'dh11']</text:p>
          </table:table-cell>
          <table:table-cell office:value-type="string" calcext:value-type="string">
            <text:p>['ap01', 'ap04', 'dh02', 'dh04', 'dh06', 'dh08', 'dh11']</text:p>
          </table:table-cell>
          <table:table-cell office:value-type="string" calcext:value-type="string">
            <text:p>['ap03', 'ap07', 'dh02', 'dh03', 'dh06', 'dh08', 'dh10']</text:p>
          </table:table-cell>
          <table:table-cell office:value-type="string" calcext:value-type="string">
            <text:p>['ap04', 'ap05', 'ap06', 'dh01', 'dh02', 'dh05', 'dh09']</text:p>
          </table:table-cell>
          <table:table-cell office:value-type="string" calcext:value-type="string">
            <text:p>['ap01', 'ap03', 'ap04', 'dh03', 'dh06', 'dh07', 'dh08']</text:p>
          </table:table-cell>
          <table:table-cell office:value-type="string" calcext:value-type="string">
            <text:p>['ap01', 'ap03', 'ap04', 'ap07', 'dh02', 'dh07', 'dh11']</text:p>
          </table:table-cell>
          <table:table-cell office:value-type="string" calcext:value-type="string">
            <text:p>['dh01', 'dh03', 'dh04', 'dh05', 'dh07', 'dh10', 'dh11']</text:p>
          </table:table-cell>
          <table:table-cell office:value-type="string" calcext:value-type="string">
            <text:p>['ap03', 'dh01', 'dh02', 'dh04', 'dh06', 'dh08', 'dh09']</text:p>
          </table:table-cell>
          <table:table-cell office:value-type="string" calcext:value-type="string">
            <text:p>['ap01', 'ap03', 'ap06', 'dh01', 'dh05', 'dh06', 'dh10']</text:p>
          </table:table-cell>
          <table:table-cell office:value-type="string" calcext:value-type="string">
            <text:p>['ap04', 'ap06', 'dh01', 'dh03', 'dh05', 'dh09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3', 'ap04', 'ap06', 'ap07', 'dh01', 'dh03', 'dh06', 'dh10']</text:p>
          </table:table-cell>
          <table:table-cell office:value-type="string" calcext:value-type="string">
            <text:p>['ap06', 'dh02', 'dh03', 'dh05', 'dh07', 'dh09', 'dh10', 'dh11']</text:p>
          </table:table-cell>
          <table:table-cell office:value-type="string" calcext:value-type="string">
            <text:p>['ap01', 'ap04', 'ap07', 'dh01', 'dh04', 'dh05', 'dh06', 'dh07']</text:p>
          </table:table-cell>
          <table:table-cell office:value-type="string" calcext:value-type="string">
            <text:p>['ap01', 'ap06', 'ap07', 'dh03', 'dh05', 'dh07', 'dh10', 'dh11']</text:p>
          </table:table-cell>
          <table:table-cell office:value-type="string" calcext:value-type="string">
            <text:p>['ap01', 'ap03', 'ap05', 'ap06', 'ap07', 'dh01', 'dh09', 'dh10']</text:p>
          </table:table-cell>
          <table:table-cell office:value-type="string" calcext:value-type="string">
            <text:p>['ap01', 'ap05', 'ap07', 'dh04', 'dh05', 'dh07', 'dh08', 'dh09']</text:p>
          </table:table-cell>
          <table:table-cell office:value-type="string" calcext:value-type="string">
            <text:p>['ap04', 'ap06', 'dh01', 'dh02', 'dh06', 'dh09', 'dh10', 'dh11']</text:p>
          </table:table-cell>
          <table:table-cell office:value-type="string" calcext:value-type="string">
            <text:p>['ap01', 'ap05', 'ap07', 'dh01', 'dh02', 'dh07', 'dh09', 'dh11']</text:p>
          </table:table-cell>
          <table:table-cell office:value-type="string" calcext:value-type="string">
            <text:p>['ap03', 'ap04', 'ap05', 'ap06', 'dh01', 'dh04', 'dh06', 'dh07']</text:p>
          </table:table-cell>
          <table:table-cell office:value-type="string" calcext:value-type="string">
            <text:p>['ap03', 'ap04', 'ap07', 'dh02', 'dh04', 'dh05', 'dh07', 'dh10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5', 'ap06', 'ap07', 'dh02', 'dh04', 'dh06', 'dh07', 'dh10']</text:p>
          </table:table-cell>
          <table:table-cell office:value-type="string" calcext:value-type="string">
            <text:p>['ap03', 'ap07', 'dh02', 'dh03', 'dh04', 'dh05', 'dh06', 'dh08', 'dh09']</text:p>
          </table:table-cell>
          <table:table-cell office:value-type="string" calcext:value-type="string">
            <text:p>['ap06', 'dh02', 'dh03', 'dh05', 'dh06', 'dh07', 'dh08', 'dh10', 'dh11']</text:p>
          </table:table-cell>
          <table:table-cell office:value-type="string" calcext:value-type="string">
            <text:p>['ap01', 'ap04', 'dh01', 'dh03', 'dh04', 'dh06', 'dh08', 'dh10', 'dh11']</text:p>
          </table:table-cell>
          <table:table-cell office:value-type="string" calcext:value-type="string">
            <text:p>['ap01', 'ap04', 'dh01', 'dh03', 'dh05', 'dh06', 'dh07', 'dh08', 'dh09']</text:p>
          </table:table-cell>
          <table:table-cell office:value-type="string" calcext:value-type="string">
            <text:p>['ap01', 'ap03', 'ap05', 'dh02', 'dh04', 'dh05', 'dh06', 'dh09', 'dh10']</text:p>
          </table:table-cell>
          <table:table-cell office:value-type="string" calcext:value-type="string">
            <text:p>['ap01', 'ap03', 'dh01', 'dh02', 'dh03', 'dh06', 'dh07', 'dh08', 'dh11']</text:p>
          </table:table-cell>
          <table:table-cell office:value-type="string" calcext:value-type="string">
            <text:p>['ap01', 'ap04', 'ap06', 'ap07', 'dh02', 'dh03', 'dh04', 'dh06', 'dh09']</text:p>
          </table:table-cell>
          <table:table-cell office:value-type="string" calcext:value-type="string">
            <text:p>['ap01', 'ap03', 'ap05', 'ap06', 'dh02', 'dh05', 'dh06', 'dh07', 'dh10']</text:p>
          </table:table-cell>
          <table:table-cell office:value-type="string" calcext:value-type="string">
            <text:p>['ap01', 'ap03', 'ap05', 'ap07', 'dh01', 'dh03', 'dh05', 'dh07', 'dh09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3', 'ap05', 'ap06', 'ap07', 'dh01', 'dh02', 'dh04', 'dh07', 'dh10']</text:p>
          </table:table-cell>
          <table:table-cell office:value-type="string" calcext:value-type="string">
            <text:p>['ap03', 'ap05', 'ap06', 'dh02', 'dh03', 'dh05', 'dh06', 'dh07', 'dh08', 'dh11']</text:p>
          </table:table-cell>
          <table:table-cell office:value-type="string" calcext:value-type="string">
            <text:p>['ap03', 'ap04', 'ap05', 'dh01', 'dh03', 'dh05', 'dh06', 'dh07', 'dh08', 'dh09']</text:p>
          </table:table-cell>
          <table:table-cell office:value-type="string" calcext:value-type="string">
            <text:p>['ap01', 'ap05', 'ap06', 'dh01', 'dh02', 'dh03', 'dh05', 'dh08', 'dh09', 'dh10']</text:p>
          </table:table-cell>
          <table:table-cell office:value-type="string" calcext:value-type="string">
            <text:p>['ap03', 'ap04', 'ap05', 'ap06', 'ap07', 'dh01', 'dh02', 'dh04', 'dh05', 'dh08']</text:p>
          </table:table-cell>
          <table:table-cell office:value-type="string" calcext:value-type="string">
            <text:p>['ap03', 'ap06', 'ap07', 'dh02', 'dh03', 'dh04', 'dh06', 'dh08', 'dh09', 'dh11']</text:p>
          </table:table-cell>
          <table:table-cell office:value-type="string" calcext:value-type="string">
            <text:p>['ap04', 'ap06', 'ap07', 'dh02', 'dh03', 'dh04', 'dh06', 'dh07', 'dh08', 'dh11']</text:p>
          </table:table-cell>
          <table:table-cell office:value-type="string" calcext:value-type="string">
            <text:p>['ap01', 'ap05', 'ap06', 'ap07', 'dh02', 'dh05', 'dh08', 'dh09', 'dh10', 'dh11']</text:p>
          </table:table-cell>
          <table:table-cell office:value-type="string" calcext:value-type="string">
            <text:p>['ap01', 'ap03', 'ap06', 'ap07', 'dh01', 'dh03', 'dh05', 'dh06', 'dh08', 'dh10']</text:p>
          </table:table-cell>
          <table:table-cell office:value-type="string" calcext:value-type="string">
            <text:p>['ap03', 'ap04', 'ap05', 'ap06', 'dh01', 'dh02', 'dh04', 'dh09', 'dh10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7', 'dh01', 'dh02', 'dh04', 'dh05', 'dh06', 'dh08', 'dh09', 'dh10', 'dh11']</text:p>
          </table:table-cell>
          <table:table-cell office:value-type="string" calcext:value-type="string">
            <text:p>['ap01', 'ap06', 'ap07', 'dh01', 'dh03', 'dh04', 'dh05', 'dh06', 'dh07', 'dh10', 'dh11']</text:p>
          </table:table-cell>
          <table:table-cell office:value-type="string" calcext:value-type="string">
            <text:p>['ap01', 'ap03', 'ap04', 'ap05', 'ap07', 'dh01', 'dh05', 'dh08', 'dh09', 'dh10', 'dh11']</text:p>
          </table:table-cell>
          <table:table-cell office:value-type="string" calcext:value-type="string">
            <text:p>['ap05', 'ap07', 'dh01', 'dh02', 'dh03', 'dh05', 'dh06', 'dh07', 'dh08', 'dh09', 'dh10']</text:p>
          </table:table-cell>
          <table:table-cell office:value-type="string" calcext:value-type="string">
            <text:p>['ap01', 'ap03', 'ap04', 'ap05', 'ap06', 'dh02', 'dh03', 'dh05', 'dh06', 'dh08', 'dh09']</text:p>
          </table:table-cell>
          <table:table-cell office:value-type="string" calcext:value-type="string">
            <text:p>['ap05', 'ap07', 'dh01', 'dh02', 'dh03', 'dh04', 'dh06', 'dh08', 'dh09', 'dh10', 'dh11']</text:p>
          </table:table-cell>
          <table:table-cell office:value-type="string" calcext:value-type="string">
            <text:p>['ap01', 'ap03', 'ap06', 'dh01', 'dh02', 'dh04', 'dh06', 'dh08', 'dh09', 'dh10', 'dh11']</text:p>
          </table:table-cell>
          <table:table-cell office:value-type="string" calcext:value-type="string">
            <text:p>['ap03', 'ap05', 'ap06', 'ap07', 'dh02', 'dh04', 'dh05', 'dh07', 'dh08', 'dh09', 'dh10']</text:p>
          </table:table-cell>
          <table:table-cell office:value-type="string" calcext:value-type="string">
            <text:p>['ap01', 'ap05', 'ap07', 'dh01', 'dh03', 'dh04', 'dh06', 'dh07', 'dh08', 'dh09', 'dh10']</text:p>
          </table:table-cell>
          <table:table-cell office:value-type="string" calcext:value-type="string">
            <text:p>['ap01', 'ap04', 'ap06', 'dh01', 'dh02', 'dh05', 'dh06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3', 'ap04', 'ap05', 'ap07', 'dh02', 'dh04', 'dh05', 'dh06', 'dh07', 'dh08', 'dh09', 'dh11']</text:p>
          </table:table-cell>
          <table:table-cell office:value-type="string" calcext:value-type="string">
            <text:p>['ap03', 'ap04', 'ap06', 'ap07', 'dh01', 'dh02', 'dh03', 'dh04', 'dh06', 'dh08', 'dh10', 'dh11']</text:p>
          </table:table-cell>
          <table:table-cell office:value-type="string" calcext:value-type="string">
            <text:p>['ap05', 'ap06', 'dh01', 'dh02', 'dh03', 'dh04', 'dh05', 'dh06', 'dh07', 'dh09', 'dh10', 'dh11']</text:p>
          </table:table-cell>
          <table:table-cell office:value-type="string" calcext:value-type="string">
            <text:p>['ap01', 'ap03', 'ap04', 'ap05', 'ap06', 'dh02', 'dh05', 'dh06', 'dh07', 'dh08', 'dh09', 'dh10']</text:p>
          </table:table-cell>
          <table:table-cell office:value-type="string" calcext:value-type="string">
            <text:p>['ap01', 'ap06', 'ap07', 'dh01', 'dh02', 'dh03', 'dh04', 'dh05', 'dh06', 'dh09', 'dh10', 'dh11']</text:p>
          </table:table-cell>
          <table:table-cell office:value-type="string" calcext:value-type="string">
            <text:p>['ap01', 'ap03', 'ap05', 'ap06', 'ap07', 'dh01', 'dh03', 'dh04', 'dh07', 'dh08', 'dh10', 'dh11']</text:p>
          </table:table-cell>
          <table:table-cell office:value-type="string" calcext:value-type="string">
            <text:p>['ap01', 'ap03', 'ap04', 'ap05', 'ap06', 'ap07', 'dh04', 'dh06', 'dh07', 'dh09', 'dh10', 'dh11']</text:p>
          </table:table-cell>
          <table:table-cell office:value-type="string" calcext:value-type="string">
            <text:p>['ap01', 'ap03', 'ap04', 'ap05', 'ap06', 'ap07', 'dh01', 'dh03', 'dh04', 'dh06', 'dh10', 'dh11']</text:p>
          </table:table-cell>
          <table:table-cell office:value-type="string" calcext:value-type="string">
            <text:p>['ap01', 'ap03', 'ap04', 'ap05', 'ap07', 'dh01', 'dh02', 'dh04', 'dh05', 'dh08', 'dh09', 'dh11']</text:p>
          </table:table-cell>
          <table:table-cell office:value-type="string" calcext:value-type="string">
            <text:p>['ap03', 'ap04', 'ap07', 'dh01', 'dh02', 'dh03', 'dh04', 'dh05', 'dh06', 'dh07', 'dh09', 'dh10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4', 'ap06', 'dh01', 'dh02', 'dh04', 'dh05', 'dh06', 'dh07', 'dh08', 'dh09', 'dh10']</text:p>
          </table:table-cell>
          <table:table-cell office:value-type="string" calcext:value-type="string">
            <text:p>['ap01', 'ap03', 'ap04', 'ap06', 'ap07', 'dh01', 'dh02', 'dh03', 'dh04', 'dh05', 'dh07', 'dh08', 'dh10']</text:p>
          </table:table-cell>
          <table:table-cell office:value-type="string" calcext:value-type="string">
            <text:p>['ap03', 'ap04', 'ap05', 'ap06', 'ap07', 'dh01', 'dh02', 'dh03', 'dh04', 'dh05', 'dh06', 'dh09', 'dh10']</text:p>
          </table:table-cell>
          <table:table-cell office:value-type="string" calcext:value-type="string">
            <text:p>['ap01', 'ap03', 'ap04', 'ap07', 'dh01', 'dh02', 'dh04', 'dh05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]</text:p>
          </table:table-cell>
          <table:table-cell office:value-type="string" calcext:value-type="string">
            <text:p>['ap01', 'ap03', 'ap04', 'ap05', 'ap06', 'ap07', 'dh01', 'dh02', 'dh05', 'dh06', 'dh08', 'dh10', 'dh11']</text:p>
          </table:table-cell>
          <table:table-cell office:value-type="string" calcext:value-type="string">
            <text:p>['ap01', 'ap03', 'ap04', 'ap05', 'ap06', 'ap07', 'dh02', 'dh03', 'dh04', 'dh07', 'dh09', 'dh10', 'dh11']</text:p>
          </table:table-cell>
          <table:table-cell office:value-type="string" calcext:value-type="string">
            <text:p>['ap01', 'ap03', 'ap04', 'ap06', 'ap07', 'dh01', 'dh03', 'dh04', 'dh05', 'dh07', 'dh09', 'dh10', 'dh11']</text:p>
          </table:table-cell>
          <table:table-cell office:value-type="string" calcext:value-type="string">
            <text:p>['ap01', 'ap04', 'ap05', 'ap07', 'dh03', 'dh04', 'dh05', 'dh06', 'dh07', 'dh08', 'dh09', 'dh10', 'dh11']</text:p>
          </table:table-cell>
          <table:table-cell office:value-type="string" calcext:value-type="string">
            <text:p>['ap01', 'ap03', 'ap07', 'dh02', 'dh03', 'dh04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6', 'dh01', 'dh02', 'dh03', 'dh04', 'dh05', 'dh07', 'dh08', 'dh09', 'dh11']</text:p>
          </table:table-cell>
          <table:table-cell office:value-type="string" calcext:value-type="string">
            <text:p>['ap01', 'ap03', 'ap04', 'ap06', 'ap07', 'dh01', 'dh02', 'dh03', 'dh04', 'dh05', 'dh07', 'dh08', 'dh09', 'dh10']</text:p>
          </table:table-cell>
          <table:table-cell office:value-type="string" calcext:value-type="string">
            <text:p>['ap01', 'ap04', 'ap06', 'ap07', 'dh01', 'dh02', 'dh04', 'dh05', 'dh06', 'dh07', 'dh08', 'dh09', 'dh10', 'dh11']</text:p>
          </table:table-cell>
          <table:table-cell office:value-type="string" calcext:value-type="string">
            <text:p>['ap01', 'ap03', 'ap05', 'ap06', 'ap07', 'dh01', 'dh02', 'dh04', 'dh05', 'dh07', 'dh08', 'dh09', 'dh10', 'dh11']</text:p>
          </table:table-cell>
          <table:table-cell office:value-type="string" calcext:value-type="string">
            <text:p>['ap01', 'ap03', 'ap04', 'ap05', 'ap07', 'dh01', 'dh02', 'dh04', 'dh05', 'dh06', 'dh07', 'dh09', 'dh10', 'dh11']</text:p>
          </table:table-cell>
          <table:table-cell office:value-type="string" calcext:value-type="string">
            <text:p>['ap01', 'ap03', 'ap04', 'ap05', 'ap06', 'dh01', 'dh02', 'dh03', 'dh04', 'dh07', 'dh08', 'dh09', 'dh10', 'dh11']</text:p>
          </table:table-cell>
          <table:table-cell office:value-type="string" calcext:value-type="string">
            <text:p>['ap01', 'ap03', 'ap04', 'ap05', 'ap06', 'ap07', 'dh01', 'dh02', 'dh03', 'dh04', 'dh07', 'dh08', 'dh10', 'dh11']</text:p>
          </table:table-cell>
          <table:table-cell office:value-type="string" calcext:value-type="string">
            <text:p>['ap01', 'ap04', 'ap05', 'ap06', 'ap07', 'dh02', 'dh03', 'dh04', 'dh05', 'dh06', 'dh08', 'dh09', 'dh10', 'dh11']</text:p>
          </table:table-cell>
          <table:table-cell office:value-type="string" calcext:value-type="string">
            <text:p>['ap01', 'ap03', 'ap04', 'ap05', 'ap07', 'dh01', 'dh02', 'dh03', 'dh05', 'dh07', 'dh08', 'dh09', 'dh10', 'dh11']</text:p>
          </table:table-cell>
          <table:table-cell office:value-type="string" calcext:value-type="string">
            <text:p>['ap01', 'ap04', 'ap05', 'ap06', 'ap07', 'dh01', 'dh03', 'dh04', 'dh05', 'dh06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7', 'dh01', 'dh02', 'dh03', 'dh04', 'dh06', 'dh07', 'dh08', 'dh09', 'dh10', 'dh11']</text:p>
          </table:table-cell>
          <table:table-cell office:value-type="string" calcext:value-type="string">
            <text:p>['ap01', 'ap03', 'ap04', 'ap05', 'ap06', 'dh01', 'dh02', 'dh03', 'dh04', 'dh05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2', 'dh03', 'dh04', 'dh05', 'dh06', 'dh08', 'dh09', 'dh10', 'dh11']</text:p>
          </table:table-cell>
          <table:table-cell office:value-type="string" calcext:value-type="string">
            <text:p>['ap01', 'ap03', 'ap04', 'ap05', 'ap07', 'dh01', 'dh02', 'dh03', 'dh04', 'dh05', 'dh06', 'dh07', 'dh09', 'dh10', 'dh11']</text:p>
          </table:table-cell>
          <table:table-cell office:value-type="string" calcext:value-type="string">
            <text:p>['ap03', 'ap04', 'ap05', 'ap06', 'ap07', 'dh01', 'dh03', 'dh04', 'dh05', 'dh06', 'dh07', 'dh08', 'dh09', 'dh10', 'dh11']</text:p>
          </table:table-cell>
          <table:table-cell office:value-type="string" calcext:value-type="string">
            <text:p>['ap01', 'ap04', 'ap05', 'ap06', 'dh01', 'dh02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6', 'ap07', 'dh02', 'dh03', 'dh04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